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a26f" officeooo:paragraph-rsid="0044a26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b0e0" officeooo:paragraph-rsid="0044b0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P13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3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color="#222222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4" style:family="text">
      <style:text-properties fo:color="#000000" style:font-style-complex="normal" style:font-weight-complex="normal"/>
    </style:style>
    <style:style style:name="T15" style:family="text">
      <style:text-properties style:font-style-complex="normal" style:font-weight-complex="normal"/>
    </style:style>
    <style:style style:name="T16" style:family="text">
      <style:text-properties officeooo:rsid="0036e862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36e862"/>
    </style:style>
    <style:style style:name="T19" style:family="text">
      <style:text-properties fo:font-style="normal" fo:font-weight="normal" officeooo:rsid="003fcda3"/>
    </style:style>
    <style:style style:name="T20" style:family="text">
      <style:text-properties officeooo:rsid="0046ad19"/>
    </style:style>
    <style:style style:name="T21" style:family="text">
      <style:text-properties officeooo:rsid="0047b4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3">চক্রান্তকারী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3">আন্তরিকভাবে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so-called</text:p>
          </table:table-cell>
          <table:table-cell table:style-name="Table1.A1" office:value-type="string">
            <text:p text:style-name="P3">তথাকথিত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3">পুনর্বাসন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3">অভিযুক্ত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3">বানচাল</text:p>
          </table:table-cell>
          <table:table-cell table:style-name="Table1.A1" office:value-type="string">
            <text:p text:style-name="P3">head-on</text:p>
          </table:table-cell>
          <table:table-cell table:style-name="Table1.A1" office:value-type="string">
            <text:p text:style-name="P3">মুখামুখিভাবে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next-door</text:p>
          </table:table-cell>
          <table:table-cell table:style-name="Table1.A1" office:value-type="string">
            <text:p text:style-name="P3">পাশের বাড়ির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দৃষ্টান্তস্বরূপ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3">নিজ - নিজ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3">সার্বভৌম রাষ্ট্র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3">লঙ্ঘন করা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3">গুজব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3">আত্মসাৎ করা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3">পৃষ্ঠপোষকতা করা সমর্থন করা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3">বিদ্যমান, বহুপ্রচলিত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3">বিশিষ্ট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3">বিষণ্ণতা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give away</text:p>
          </table:table-cell>
          <table:table-cell table:style-name="Table1.A1" office:value-type="string">
            <text:p text:style-name="P3">বিতরণ করা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3">ভয়ঙ্করভাবে</text:p>
          </table:table-cell>
          <table:table-cell table:style-name="Table1.A1" office:value-type="string">
            <text:p text:style-name="P3">all-out</text:p>
          </table:table-cell>
          <table:table-cell table:style-name="Table1.A1" office:value-type="string">
            <text:p text:style-name="P3">সম্পূর্ণ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3">ধর্মোপাসক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3">উৎসাহিত করা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3">সীমান্ত – অঙ্চল</text:p>
          </table:table-cell>
          <table:table-cell table:style-name="Table1.A1" office:value-type="string">
            <text:p text:style-name="P3">irrespective</text:p>
          </table:table-cell>
          <table:table-cell table:style-name="Table1.A1" office:value-type="string">
            <text:p text:style-name="P3">নির্বিশেষ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3">ধর্মোপদেশ বক্তৃতা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3">ইহার সঙ্গে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3">গুড়ি গুড়ি বৃষ্টি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3">কেলেঙ্কারি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3">তোষামোদ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3">প্রধান লোক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3">উন্নয়ন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3">অযৌক্তিক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3">যৌতুক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3">কর্মদক্ষতা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3">অত: পর ইহাতে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3">বিরক্তি উত্পাদন করা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3">বেআইনীভাবে দেহে আঘাত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3">নিরলসভাবে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3">খোলাখুলি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3">উচ্ছেদ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3">ক্ষুদ্র সৈন্যদল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3">তছনছ করা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3">পাশবিক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3">শুরু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3">অবগতি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3">যুক্তিসঙ্গত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3">টাকা যোগান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3">হানিকর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রাজী করানো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3">বিরোধপূর্ণ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3">জনশ্রুতি অনুযায়ী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3">পারম্পরিক শত্রুতা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3">উচ্ছৃঙ্খল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দাবি করা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3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3">বিতর্কিত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3">ভণ্ড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্পষ্টভাবে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3">নির্বাসন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3">সমসাময়িক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3">ইচ্ছাপূর্বক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3">বহিরাক্রমণ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3">বিদ্বেষপরায়ণ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3">অভিজ্ঞ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3">দাঙ্গা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3">প্রজ্বালিত করা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3">ফলাফল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3">যাত্রার দল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3">সভার আহ্বায়ক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3">উত্সাহী ব্যক্তি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3">ডাকাত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3">উচ্চ প্রশংসাধ্বনি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3">বাহিনী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3">ব্যঙ্গ – রচনা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3">বিক্ষোভ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3">নিস্তেজ হত্তয়া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3">অন্ত্যেষ্টিক্রিয়া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3">মিত্র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3">স্মৃতিস্তম্ভ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3">বহিষ্কৃত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3">সতর্ক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3">চালান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3">হৈচৈ</text:p>
          </table:table-cell>
        </table:table-row>
        <text:soft-page-break/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3">বেশ্যালয়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3">কোলবালিশ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3">অনুমান করা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3">অন্তর্বর্তী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3">নির্বোধ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3">অসংখ্য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3">বির বির করে কিছু বলা</text:p>
          </table:table-cell>
        </table:table-row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3">প্রয়োজনীয় উপাদান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3">এক ধরনের সামুদ্রিক মাছ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3">সাজাপ্রাপ্ত আসামি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3">পরম সুখ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3">গর্বিত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নির্বাসিত ব্যক্তি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3">অমৃত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3">গণহত্যা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ধ্বংস করা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3">বিশ্বাসঘাতক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3">কারাবাস</text:p>
          </table:table-cell>
          <table:table-cell table:style-name="Table1.A1" office:value-type="string">
            <text:p text:style-name="P3">spy on</text:p>
          </table:table-cell>
          <table:table-cell table:style-name="Table1.A1" office:value-type="string">
            <text:p text:style-name="P3">গুপ্তচর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3">প্রাসঙ্গিক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3">ন্যাকামি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3">ঘাম ঝরা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3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3">আন্তরিক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3">আবহবিৎ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3">স্মৃতিশক্তি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3">উঠা নামা করা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3">সর্বত্র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3">শামুক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3">প্রতিকূল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3">অনিবার্য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3">আঘাত করা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3">কঠিন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3">প্লাবিত করা</text:p>
          </table:table-cell>
        </table:table-row>
        <table:table-row>
          <table:table-cell table:style-name="Table1.A1" office:value-type="string">
            <text:p text:style-name="P3">moderate pace</text:p>
          </table:table-cell>
          <table:table-cell table:style-name="Table1.A1" office:value-type="string">
            <text:p text:style-name="P3">মধ্যপন্থী গতি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3">উচ্ছ্বসিত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3">সাধারণ লোক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3">ক্ষুদ্র নদী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3">ফলস্বরূপ ঘটা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3">মুখপাত্র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3">ফাটল</text:p>
          </table:table-cell>
        </table:table-row>
        <table:table-row>
          <table:table-cell table:style-name="Table1.A1" office:value-type="string">
            <text:p text:style-name="P3">rocket-propelled grenades</text:p>
          </table:table-cell>
          <table:table-cell table:style-name="Table1.A1" office:value-type="string">
            <text:p text:style-name="P3">রকেট চালিত গ্রেনেড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3">ঐক্যমত্য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3">পুঙ্খানুপুঙ্খ তদন্ত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আপত্তি করা</text:p>
          </table:table-cell>
        </table:table-row>
        <table:table-row>
          <table:table-cell table:style-name="Table1.A1" office:value-type="string">
            <text:p text:style-name="P3">ready to use</text:p>
          </table:table-cell>
          <table:table-cell table:style-name="Table1.A1" office:value-type="string">
            <text:p text:style-name="P3">ব্যবহারের জন্য প্রস্তুত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3">সম্পাদন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3">আবির্ভাব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3">অঙ্গীকার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রাসরি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3">বিশিষ্ট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3">প্রতিনিধিত্ব করা</text:p>
          </table:table-cell>
          <table:table-cell table:style-name="Table1.A1" office:value-type="string">
            <text:p text:style-name="P3">decisive</text:p>
          </table:table-cell>
          <table:table-cell table:style-name="Table1.A1" office:value-type="string">
            <text:p text:style-name="P3">চূড়ান্ত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3">বিদ্রোহী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3">জোরাল</text:p>
          </table:table-cell>
        </table:table-row>
        <table:table-row>
          <table:table-cell table:style-name="Table1.A1" office:value-type="string">
            <text:p text:style-name="P3">commit to</text:p>
          </table:table-cell>
          <table:table-cell table:style-name="Table1.A1" office:value-type="string">
            <text:p text:style-name="P3">দায়বদ্ধ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3">হেঁচকি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3">বহুলাংশে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3">পুনরূজ্জীবন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3">নির্মূল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3">বিপন্ন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3">শৌখিন আসবাব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3">কার্যকারিতা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3">বিষ্ময়কর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3">স্ত্রীরোগবিদ্যা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3">কাজে লাগান</text:p>
          </table:table-cell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প্রবাসী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3">বিবেচনা না কর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বোঝান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3">গুপ্ত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3">সংযত করা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3">সন্ধিক্ষণ / চরমমুহূর্ত</text:p>
          </table:table-cell>
          <table:table-cell table:style-name="Table1.A1" office:value-type="string">
            <text:p text:style-name="P3">hard-pressed</text:p>
          </table:table-cell>
          <table:table-cell table:style-name="Table1.A1" office:value-type="string">
            <text:p text:style-name="P3">নিষ্পিষ্ট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3">ত্রুটিবিহীন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3">আওতা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3">পলায়নের পথ</text:p>
          </table:table-cell>
        </table:table-row>
        <table:table-row>
          <table:table-cell table:style-name="Table1.A1" office:value-type="string">
            <text:p text:style-name="P3">bare leg</text:p>
          </table:table-cell>
          <table:table-cell table:style-name="Table1.A1" office:value-type="string">
            <text:p text:style-name="P3">খালি পা 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3">কৌশলগত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3">সতর্ক প্রহরা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3">অর্থহীন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3">সম্পর্কযুক্ত হওয়া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3">সাদৃশ্য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3">একজাতীয়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3">মামুলি, <text:span text:style-name="T16">banal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3">সবিস্তার বিবরণী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3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3">সঙ্ঘটিত হত্তয়া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3">মূলত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3">অতিরিক্ত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আড়ম্বরপূর্ণ ভাষা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3">অহংকারী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3">বিরোধ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3">পুলিশ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3">ডাকাতি করা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3">বিধ্বংসী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3">লোকহিতকর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খুনে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3">সরকার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3">যুদ্ধ</text:p>
          </table:table-cell>
        </table:table-row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3">মধ্যস্থাকারি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3">দম্ভ করা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3">আতঙ্ককর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3">প্রতিশোধ লত্তয়া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স্থিরভাবে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3">অস্ত্র-শস্ত্র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3">ব্যাপক হত্যাকাণ্ড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3">বেআইনী কাজ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3">বিজ্ঞপ্তি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3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3">গর্জন করা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3">কল্পিত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3">একইভাবে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3">অবাঞ্চিত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3">মিথ্যাপ্রমাণ করা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3">অত্যাচার করা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3">নাস্তিক্য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3">বাজেয়াপ্ত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3">অব্যাহতি দেত্তয়া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3">জট পাকানো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3">নিষ্ঠুর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3">মনোভাব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3">ইতর দুর্বৃত্ত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ক্ষতি করা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3">বদমাশ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3">প্রশমন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3">সম্পূর্ণ ধ্বংস করা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3">সংশোধন করা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3">বিশ্বাসঘাতকতা করা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3">ছিদ্রবহুল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3">পাচার করা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3">প্রতিবেশিগণ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3">অকর্মণ্য লোক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3">ধ্বংসাবশেষ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3">অপাঙ্গদৃষ্টি করা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3">খুঁত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3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3">ক্ষিপ্ত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3">চমত্কার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3">প্রচুরভাবে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3">সহকর্মী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3">সাধারণভাবে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3">জালিয়াতি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3">মলত্যাগ করা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3">স্বার্থপর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3">কিংবদন্তী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3">কাঁটা গাছ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3">দূরে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3">কর্মঠ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3">স্থায়ী হত্তয়া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3">ছিনাইয়া লত্তয়া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3">অযৌক্তিক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3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3">কার্যকর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প্রদান করা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3">ছোট শিশু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3">সুস্থতা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3">ফুলের তোড়া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3">বিরক্তিকর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3">প্রতিশোধমূলক নিপীড়ন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জয়মাল্য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3">গুজব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3">সমাধি মন্দির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3">নিকৃষ্টতা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3">শ্রদ্ধা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3">প্রকাশ্যে ব্যক্ত করা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3">আতিথেয়তা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3">পরামর্শ করা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3">Inform or tell (someone).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3">চুক্তি</text:p>
          </table:table-cell>
        </table:table-row>
        <text:soft-page-break/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3">চিত্কার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3">জাতিগত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3">বাধ্য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3">দলিল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3">নিরূপায়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3">সংঘটিত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3">পরিপূর্ণ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3">উপদ্রব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3">ভয়ঙ্কর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3">খেসারত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3">সাম্প্রদায়িক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3">অপকর্ম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3">আকাঙ্ক্ষা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3">অরাজকতা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3">গোষ্ঠী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3">মিল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3">ভাষাগত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3">হ্রাস করা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3">জাতিগত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3">ফ্যাসিবাদ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3">বিতরণ, প্রচার করা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3">স্মরণাতীত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3">পবিত্র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3">ন্যক্কারজনক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3">নির্মূল করা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3">আগ্রাসন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3">বজায় রাখা</text:p>
          </table:table-cell>
        </table:table-row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3">ব্যাপার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পুষ্প মাল্য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3">কলঙ্ক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3">প্রতিকৃতি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3">ভোগ করা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3">আনুষ্ঠানিক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3">দ্বৈধীভাব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3">পার্শ্ব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3">ভণ্ডামি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3">সভাপতিমণ্ডলী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3">গণহত্যার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3">বিতাড়িত করা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3">সান্ত্বনাযোগ্য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3">উদ্যান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3">বঞ্চিত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3">উত্তোলন করা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3">অতিলোভী, অতৃপ্ত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3">উদাসীন, গতানুগতিক</text:p>
          </table:table-cell>
        </table:table-row>
        <table:table-row>
          <table:table-cell table:style-name="Table1.A1" office:value-type="string">
            <text:p text:style-name="P3">stead-home</text:p>
          </table:table-cell>
          <table:table-cell table:style-name="Table1.A1" office:value-type="string">
            <text:p text:style-name="P3">বসত ভিটা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3">যুক্তিযুক্ত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3">শান-বাঁধান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3">ছুলা, আবরণ ছাড়ান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3">আর্থিক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3">তাই না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3">প্রতিহিংসা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3">হ্যাঁ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3">সাক্ষ্য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reciprocate</text:p>
          </table:table-cell>
          <table:table-cell table:style-name="Table1.A1" office:value-type="string">
            <text:p text:style-name="P3">প্রতিশোধ লত্তয়া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3">লক্ষণীয়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3">গোপন করা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3">অক্ষরে অক্ষরে</text:p>
          </table:table-cell>
        </table:table-row>
        <table:table-row>
          <table:table-cell table:style-name="Table1.A1" office:value-type="string">
            <text:p text:style-name="P3">quite a stir</text:p>
          </table:table-cell>
          <table:table-cell table:style-name="Table1.A1" office:value-type="string">
            <text:p text:style-name="P3">বেশ আলোড়ন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3">অনন্ত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3">ভাসা - ভাসা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3">লুঠতরাজ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3">বক্তৃতা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3">অপরাধী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3">মাঝেমধ্যে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3">প্ররোচিত করা</text:p>
          </table:table-cell>
          <table:table-cell table:style-name="Table1.A1" office:value-type="string">
            <text:p text:style-name="P3">one-off</text:p>
          </table:table-cell>
          <table:table-cell table:style-name="Table1.A1" office:value-type="string">
            <text:p text:style-name="P3">এককালীন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3">বস্তুনিষ্ঠভাবে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3">অক্ষত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3">বিচিত্র</text:p>
          </table:table-cell>
        </table:table-row>
        <table:table-row>
          <table:table-cell table:style-name="Table1.A1" office:value-type="string">
            <text:p text:style-name="P3">above all</text:p>
          </table:table-cell>
          <table:table-cell table:style-name="Table1.A1" office:value-type="string">
            <text:p text:style-name="P3">সর্বোপরি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3">চমকপ্রদ</text:p>
          </table:table-cell>
        </table:table-row>
        <table:table-row>
          <table:table-cell table:style-name="Table1.A1" office:value-type="string">
            <text:p text:style-name="P3">you will get used to the smell</text:p>
          </table:table-cell>
          <table:table-cell table:style-name="Table1.A1" office:value-type="string">
            <text:p text:style-name="P3">তোমরা এই গ্রানে অবস্ত হয়ে পরবে</text:p>
          </table:table-cell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সমাপ্তি বা ইতি ঘটানো</text:p>
          </table:table-cell>
        </table:table-row>
        <table:table-row>
          <table:table-cell table:style-name="Table1.A1" office:value-type="string">
            <text:p text:style-name="P3">there he is</text:p>
          </table:table-cell>
          <table:table-cell table:style-name="Table1.A1" office:value-type="string">
            <text:p text:style-name="P3">সে এখানে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3">মূর্খ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3">নিদারুণ মানসিক যন্ত্রণা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3">নির্বোধ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3">অল্পভাষী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3">ভোজ</text:p>
          </table:table-cell>
        </table:table-row>
        <table:table-row>
          <table:table-cell table:style-name="Table1.A1" office:value-type="string">
            <text:p text:style-name="P3">that's all we get?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3">বেতন ভাতাদি</text:p>
          </table:table-cell>
        </table:table-row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3">দ্ব্যর্থহীনভাবে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3">সহযোগীর</text:p>
          </table:table-cell>
        </table:table-row>
        <text:soft-page-break/>
        <table:table-row>
          <table:table-cell table:style-name="Table1.A1" office:value-type="string">
            <text:p text:style-name="P3">at a stretch</text:p>
          </table:table-cell>
          <table:table-cell table:style-name="Table1.A1" office:value-type="string">
            <text:p text:style-name="P3">এক টানা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3">যান জট</text:p>
          </table:table-cell>
        </table:table-row>
        <table:table-row>
          <table:table-cell table:style-name="Table1.A1" office:value-type="string">
            <text:p text:style-name="P3">Like I said earlier</text:p>
          </table:table-cell>
          <table:table-cell table:style-name="Table1.A1" office:value-type="string">
            <text:p text:style-name="P3">আগে যেমনটি বলেছি</text:p>
          </table:table-cell>
          <table:table-cell table:style-name="Table1.A1" office:value-type="string">
            <text:p text:style-name="P3">a unique opportunity</text:p>
          </table:table-cell>
          <table:table-cell table:style-name="Table1.A1" office:value-type="string">
            <text:p text:style-name="P3">একটি সুবর্ণ সুযোগ</text:p>
          </table:table-cell>
        </table:table-row>
        <table:table-row>
          <table:table-cell table:style-name="Table1.A1" office:value-type="string">
            <text:p text:style-name="P3">Your family could make use of it as well.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what day</text:p>
          </table:table-cell>
          <table:table-cell table:style-name="Table1.A1" office:value-type="string">
            <text:p text:style-name="P3">কবে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3">কোথাও না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3">চাষী</text:p>
          </table:table-cell>
        </table:table-row>
        <table:table-row>
          <table:table-cell table:style-name="Table1.A1" office:value-type="string">
            <text:p text:style-name="P3">stop by</text:p>
          </table:table-cell>
          <table:table-cell table:style-name="Table1.A1" office:value-type="string">
            <text:p text:style-name="P3">অল্পক্ষণের জন্য কোথাও যাওয়া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3">অতৃপ্ত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3">একেবারে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3">ঘৃণা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3">মেলামেশা করা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3">লোভ</text:p>
          </table:table-cell>
        </table:table-row>
        <table:table-row>
          <table:table-cell table:style-name="Table1.A1" office:value-type="string">
            <text:p text:style-name="P3">Long standing</text:p>
          </table:table-cell>
          <table:table-cell table:style-name="Table1.A1" office:value-type="string">
            <text:p text:style-name="P3">দীর্ঘ স্থায়ী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3">জিনিসপত্র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প্রমাণ করা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3">নেতৃত্ব দিচ্ছেন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3">ষড়্যন্ত্র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3">নাস্তিক</text:p>
          </table:table-cell>
        </table:table-row>
        <table:table-row>
          <table:table-cell table:style-name="Table1.A1" office:value-type="string">
            <text:p text:style-name="P3">Toward the very end</text:p>
          </table:table-cell>
          <table:table-cell table:style-name="Table1.A1" office:value-type="string">
            <text:p text:style-name="P3">খুব শেষের দিকে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3">ড্রাইভার</text:p>
          </table:table-cell>
        </table:table-row>
        <table:table-row>
          <table:table-cell table:style-name="Table1.A1" office:value-type="string">
            <text:p text:style-name="P3">well-being</text:p>
          </table:table-cell>
          <table:table-cell table:style-name="Table1.A1" office:value-type="string">
            <text:p text:style-name="P3">মঙ্গল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3">অচল অবস্থা</text:p>
          </table:table-cell>
          <table:table-cell table:style-name="Table1.A1" office:value-type="string">
            <text:p text:style-name="P3">stop being pessimistic</text:p>
          </table:table-cell>
          <table:table-cell table:style-name="Table1.B180" office:value-type="string">
            <text:p text:style-name="P3">হতাশ হয়ো না 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3">দ্রুত চলা বা করা 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3">পারস্পরিক আস্থা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3">অবিচক্ষণ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3">বিচ্ছেদ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3">চূর্ণবিচূর্ণ করা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3">রাক্ষুসে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3">জয়ী হত্তয়া</text:p>
          </table:table-cell>
        </table:table-row>
        <table:table-row>
          <table:table-cell table:style-name="Table1.A1" office:value-type="string">
            <text:p text:style-name="P3">state-owned</text:p>
          </table:table-cell>
          <table:table-cell table:style-name="Table1.A1" office:value-type="string">
            <text:p text:style-name="P3">রাষ্ট্রীয় মালিকানাধীন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3">বহিরাগত</text:p>
          </table:table-cell>
        </table:table-row>
        <table:table-row>
          <table:table-cell table:style-name="Table1.A1" office:value-type="string">
            <text:p text:style-name="P3">go on</text:p>
          </table:table-cell>
          <table:table-cell table:style-name="Table1.A1" office:value-type="string">
            <text:p text:style-name="P3">বলিতে থাকা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3">অধ্যাত্মিক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3">আমলাতন্ত্রবাদী</text:p>
          </table:table-cell>
          <table:table-cell table:style-name="Table1.A1" office:value-type="string">
            <text:p text:style-name="P3">rallying cry</text:p>
          </table:table-cell>
          <table:table-cell table:style-name="Table1.A1" office:value-type="string">
            <text:p text:style-name="P3">কান্নাকাটি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সামঁজস্য, সঙ্গতি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3">ধর্মবিশ্বাস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3">উত্তরণ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3">ভুগা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3">স্বর্গীয়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3">এলোমেলো</text:p>
          </table:table-cell>
          <table:table-cell table:style-name="Table1.A1" office:value-type="string">
            <text:p text:style-name="P3">seminal moment</text:p>
          </table:table-cell>
          <table:table-cell table:style-name="Table1.B180" office:value-type="string">
            <text:p text:style-name="P3">প্রজনন কাল</text:p>
          </table:table-cell>
        </table:table-row>
        <table:table-row>
          <table:table-cell table:style-name="Table1.A1" office:value-type="string">
            <text:p text:style-name="P3">call on</text:p>
          </table:table-cell>
          <table:table-cell table:style-name="Table1.A1" office:value-type="string">
            <text:p text:style-name="P3">আহ্বান করা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3">ধর্মপ্রচারক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3">স্পর্ধা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3">অনধিকারচর্চা</text:p>
          </table:table-cell>
          <table:table-cell table:style-name="Table1.A1" office:value-type="string">
            <text:p text:style-name="P3">so as</text:p>
          </table:table-cell>
          <table:table-cell table:style-name="Table1.B180" office:value-type="string">
            <text:p text:style-name="P3">যাতে</text:p>
          </table:table-cell>
        </table:table-row>
        <table:table-row>
          <table:table-cell table:style-name="Table1.A1" office:value-type="string">
            <text:p text:style-name="P3">Worn-out</text:p>
          </table:table-cell>
          <table:table-cell table:style-name="Table1.A1" office:value-type="string">
            <text:p text:style-name="P3">জরাজীর্ণ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3">আধ্যাত্মিক</text:p>
          </table:table-cell>
        </table:table-row>
        <table:table-row>
          <table:table-cell table:style-name="Table1.A1" office:value-type="string">
            <text:p text:style-name="P3">Modest man</text:p>
          </table:table-cell>
          <table:table-cell table:style-name="Table1.A1" office:value-type="string">
            <text:p text:style-name="P3">বিনয়ী লোক</text:p>
          </table:table-cell>
          <table:table-cell table:style-name="Table1.A1" office:value-type="string">
            <text:p text:style-name="P3">focal point</text:p>
          </table:table-cell>
          <table:table-cell table:style-name="Table1.A1" office:value-type="string">
            <text:p text:style-name="P3">কেন্দ্রবিন্দু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3">আশাবাদী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3">a skin blemish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3">স্বল্পভাষিতা</text:p>
          </table:table-cell>
          <table:table-cell table:style-name="Table1.A1" office:value-type="string">
            <text:p text:style-name="P3">frantic effort</text:p>
          </table:table-cell>
          <table:table-cell table:style-name="Table1.A1" office:value-type="string">
            <text:p text:style-name="P3">তীব্র প্রচেষ্টা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পটান, রাজি করান</text:p>
          </table:table-cell>
          <table:table-cell table:style-name="Table1.A1" office:value-type="string">
            <text:p text:style-name="P3">gruesome incident</text:p>
          </table:table-cell>
          <table:table-cell table:style-name="Table1.A1" office:value-type="string">
            <text:p text:style-name="P3">জঘন্য ঘটনা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3">পরিব্যাপ্ত করা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3">বর্বরতার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3">পাটি, মেঝেয় পাতবার কম্বল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দুর্বৃত্ত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3">উত্সবকারীগণ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3">পৈতৃক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3">ত্তৎ পাতিয়া থাকা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3">স্বৈরশাসন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3">আস্তানা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3">স্থলভাগ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3">প্রতিশোধ গ্রহণ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3">a woman employed to clean houses or offices.</text:p>
          </table:table-cell>
        </table:table-row>
        <table:table-row>
          <table:table-cell table:style-name="Table1.A1" office:value-type="string">
            <text:p text:style-name="P3">in perpetuity</text:p>
          </table:table-cell>
          <table:table-cell table:style-name="Table1.A1" office:value-type="string">
            <text:p text:style-name="P3">স্থায়ীভাবে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3">ছদ্মবেশিতা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3">ভক্ত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3">অদম্য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3">অবিসংবাদিত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3">নরপশু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3">সৌখীন, অপেশাদার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3">দু: সহ যন্ত্রণাদায়ক</text:p>
          </table:table-cell>
        </table:table-row>
        <table:table-row>
          <table:table-cell table:style-name="Table1.A1" office:value-type="string">
            <text:p text:style-name="P3">oft-criticised</text:p>
          </table:table-cell>
          <table:table-cell table:style-name="Table1.A1" office:value-type="string">
            <text:p text:style-name="P3">বহু সমাচোলিত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3">ভয়ঙ্কর</text:p>
          </table:table-cell>
        </table:table-row>
        <text:soft-page-break/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3">কচুরিপানা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3">সর্পিল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3">আদমসুমারি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3">কুঁড়েঘর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3">অর্পিত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3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3">awfully dilapidated</text:p>
          </table:table-cell>
          <table:table-cell table:style-name="Table1.A1" office:value-type="string">
            <text:p text:style-name="P3">অতিশয় জীর্ণ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3">জীর্ণ, নড়বড়ে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3">ভয়াবহ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3">সেলাই</text:p>
          </table:table-cell>
        </table:table-row>
        <table:table-row>
          <table:table-cell table:style-name="Table1.A1" office:value-type="string">
            <text:p text:style-name="P3">blood stained</text:p>
          </table:table-cell>
          <table:table-cell table:style-name="Table1.A1" office:value-type="string">
            <text:p text:style-name="P3">রক্তাক্ত</text:p>
          </table:table-cell>
          <table:table-cell table:style-name="Table1.A1" office:value-type="string">
            <text:p text:style-name="P3">unquenchable flame</text:p>
          </table:table-cell>
          <table:table-cell table:style-name="Table1.A1" office:value-type="string">
            <text:p text:style-name="P3">অনির্বাণ শিখা</text:p>
          </table:table-cell>
        </table:table-row>
        <table:table-row>
          <table:table-cell table:style-name="Table1.A1" office:value-type="string">
            <text:p text:style-name="P3">spring up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3">ফেঁকাসে</text:p>
          </table:table-cell>
        </table:table-row>
        <table:table-row>
          <table:table-cell table:style-name="Table1.A1" office:value-type="string">
            <text:p text:style-name="P3">light years beyon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unending fatigue</text:p>
          </table:table-cell>
          <table:table-cell table:style-name="Table1.A1" office:value-type="string">
            <text:p text:style-name="P3">অশেষ ক্লান্তি</text:p>
          </table:table-cell>
        </table:table-row>
        <table:table-row>
          <table:table-cell table:style-name="Table1.A1" office:value-type="string">
            <text:p text:style-name="P3">leafy vegetables</text:p>
          </table:table-cell>
          <table:table-cell table:style-name="Table1.A1" office:value-type="string">
            <text:p text:style-name="P3">শাকসবজি</text:p>
          </table:table-cell>
          <table:table-cell table:style-name="Table1.A1" office:value-type="string">
            <text:p text:style-name="P3">you startled me</text:p>
          </table:table-cell>
          <table:table-cell table:style-name="Table1.A1" office:value-type="string">
            <text:p text:style-name="P3">তুমি আমাকে চমকে দিয়েছো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3">ঢেরস</text:p>
          </table:table-cell>
          <table:table-cell table:style-name="Table1.A1" office:value-type="string">
            <text:p text:style-name="P3">ex-fiance</text:p>
          </table:table-cell>
          <table:table-cell table:style-name="Table1.A1" office:value-type="string">
            <text:p text:style-name="P3">প্রাক্তন বাগ্দত্ত</text:p>
          </table:table-cell>
        </table:table-row>
        <table:table-row>
          <table:table-cell table:style-name="Table1.A1" office:value-type="string">
            <text:p text:style-name="P3">pointed gourd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3">নিজেকে জড়ানো</text:p>
          </table:table-cell>
        </table:table-row>
        <table:table-row>
          <table:table-cell table:style-name="Table1.A1" office:value-type="string">
            <text:p text:style-name="P3">snake gourd</text:p>
          </table:table-cell>
          <table:table-cell table:style-name="Table1.A1" office:value-type="string">
            <text:p text:style-name="P3">চিচিংগা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3">ছুটিয়া যাত্তয়া</text:p>
          </table:table-cell>
        </table:table-row>
        <table:table-row>
          <table:table-cell table:style-name="Table1.A1" office:value-type="string">
            <text:p text:style-name="P3">ridge gourd</text:p>
          </table:table-cell>
          <table:table-cell table:style-name="Table1.A1" office:value-type="string">
            <text:p text:style-name="P3">জিংগা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3">স্পষ্টভাবে</text:p>
          </table:table-cell>
        </table:table-row>
        <table:table-row>
          <table:table-cell table:style-name="Table1.A1" office:value-type="string">
            <text:p text:style-name="P3">teasel gourd</text:p>
          </table:table-cell>
          <table:table-cell table:style-name="Table1.A1" office:value-type="string">
            <text:p text:style-name="P3">কাকরল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3">ঋণদাতা</text:p>
          </table:table-cell>
        </table:table-row>
        <table:table-row>
          <table:table-cell table:style-name="Table1.A1" office:value-type="string">
            <text:p text:style-name="P3">bottle gourd</text:p>
          </table:table-cell>
          <table:table-cell table:style-name="Table1.A1" office:value-type="string">
            <text:p text:style-name="P3">লাউ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3">হুকুম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3">পুদিনা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3">ধাপ্পাবাজি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3">সরিষা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বাগাড়ম্বরপূর্ণ উক্তি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3">শসা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3">গোলকধাঁধা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3">পালংশাক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3">সমৃদ্ধিশালী</text:p>
          </table:table-cell>
        </table:table-row>
        <table:table-row>
          <table:table-cell table:style-name="Table1.A1" office:value-type="string">
            <text:p text:style-name="P3">malabar spinach</text:p>
          </table:table-cell>
          <table:table-cell table:style-name="Table1.A1" office:value-type="string">
            <text:p text:style-name="P3">পুই শাক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3">পরিপূর্ণ</text:p>
          </table:table-cell>
        </table:table-row>
        <table:table-row>
          <table:table-cell table:style-name="Table1.A1" office:value-type="string">
            <text:p text:style-name="P3">stem amaranth</text:p>
          </table:table-cell>
          <table:table-cell table:style-name="Table1.A1" office:value-type="string">
            <text:p text:style-name="P3">ডাটা শাক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3">ক্রমানুসারে সাজানো</text:p>
          </table:table-cell>
        </table:table-row>
        <table:table-row>
          <table:table-cell table:style-name="Table1.A1" office:value-type="string">
            <text:p text:style-name="P3">red spinach</text:p>
          </table:table-cell>
          <table:table-cell table:style-name="Table1.A1" office:value-type="string">
            <text:p text:style-name="P3">লাল শাক</text:p>
          </table:table-cell>
          <table:table-cell table:style-name="Table1.A1" office:value-type="string">
            <text:p text:style-name="P3">fizzle out</text:p>
          </table:table-cell>
          <table:table-cell table:style-name="Table1.A1" office:value-type="string">
            <text:p text:style-name="P3">ব্যর্থ হত্তয়া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3">ধনিয়া</text:p>
          </table:table-cell>
          <table:table-cell table:style-name="Table1.A1" office:value-type="string">
            <text:p text:style-name="P3">how despicable</text:p>
          </table:table-cell>
          <table:table-cell table:style-name="Table1.A1" office:value-type="string">
            <text:p text:style-name="P3">জঘন্য</text:p>
          </table:table-cell>
        </table:table-row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3">খোদাই করা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3">স্বাধীনতা</text:p>
          </table:table-cell>
        </table:table-row>
        <table:table-row>
          <table:table-cell table:style-name="Table1.A1" office:value-type="string">
            <text:p text:style-name="P3">vested quarter</text:p>
          </table:table-cell>
          <table:table-cell table:style-name="Table1.A1" office:value-type="string">
            <text:p text:style-name="P3">স্বার্থান্বেষী মহল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3">খনন করা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3">অসন্তোষ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3">ঘ্রাণ লত্তয়া</text:p>
          </table:table-cell>
        </table:table-row>
        <table:table-row>
          <table:table-cell table:style-name="Table1.A1" office:value-type="string">
            <text:p text:style-name="P3">chalk out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3">রক্তক্ষরণ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3">অবৈধ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3">জরায়ুর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3">প্রতিহিংসাপরায়ণ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3">বমি বমি ভাব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3">কোলাহলপূর্ণ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3">বাতাস ছাড়া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3">বিশৃঙ্খল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3">অশ্লীল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3">মিথ্যা ধারণা জন্মান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3">জন্মগত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3">শিক্ষানবিস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3">খুব পছন্দ করা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3">সম্পূর্ণরূপে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3">হস্তান্তর করা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3">খুঁত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3">গণ্ডমূর্খ</text:p>
          </table:table-cell>
          <table:table-cell table:style-name="Table1.A1" office:value-type="string">
            <text:p text:style-name="P3">come off</text:p>
          </table:table-cell>
          <table:table-cell table:style-name="Table1.A1" office:value-type="string">
            <text:p text:style-name="P3">বিচ্ছিন্ন হত্তয়া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3">ফুটফুটে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3">সর্বশক্তিমান</text:p>
          </table:table-cell>
        </table:table-row>
        <table:table-row>
          <table:table-cell table:style-name="Table1.A1" office:value-type="string">
            <text:p text:style-name="P3">stripped naked</text:p>
          </table:table-cell>
          <table:table-cell table:style-name="Table1.A1" office:value-type="string">
            <text:p text:style-name="P3">সম্পূর্ণ নগ্ন</text:p>
          </table:table-cell>
          <table:table-cell table:style-name="Table1.A1" office:value-type="string">
            <text:p text:style-name="P3">nodded off</text:p>
          </table:table-cell>
          <table:table-cell table:style-name="Table1.A1" office:value-type="string">
            <text:p text:style-name="P3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3">সমকামী স্ত্রীলোক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3">অমনোযোগী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3">জমাট বাঁধা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3">সুসম্পূর্ণ করা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পরিষ্কার করা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3">ফোঁপাইতে ফোঁপাইতে বলা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3">ঘুমোনো</text:p>
          </table:table-cell>
        </table:table-row>
        <table:table-row>
          <table:table-cell table:style-name="Table1.A1" office:value-type="string">
            <text:p text:style-name="P3">was what?</text:p>
          </table:table-cell>
          <table:table-cell table:style-name="Table1.A1" office:value-type="string">
            <text:p text:style-name="P3">কি ছিল?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3">বাজে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3">কনের সহচরী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3">তুষারপাত</text:p>
          </table:table-cell>
        </table:table-row>
        <table:table-row>
          <table:table-cell table:style-name="Table1.A1" office:value-type="string">
            <text:p text:style-name="P3">freaked out</text:p>
          </table:table-cell>
          <table:table-cell table:style-name="Table1.A1" office:value-type="string">
            <text:p text:style-name="P3">রেগে যাওয়া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ext:soft-page-break/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3">উদ্ধার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3">মাথা-খারাপ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3">গুরুত্বসহকারে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3">অত্যন্ত বোকা লোক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3">ইচ্ছাপত্র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3">কোমল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3">বিড়ালছানা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3">পটান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3">জুলপি</text:p>
          </table:table-cell>
          <table:table-cell table:style-name="Table1.A1" office:value-type="string">
            <text:p text:style-name="P3">well up</text:p>
          </table:table-cell>
          <table:table-cell table:style-name="Table1.A1" office:value-type="string">
            <text:p text:style-name="P3">উথলে ওঠা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3">ঘোড়ায় - টানা স্লেজগাড়ি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3">ন্যক্কারজনক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3">দস্তানাবিশেষ</text:p>
          </table:table-cell>
          <table:table-cell table:style-name="Table1.A1" office:value-type="string">
            <text:p text:style-name="P3">self-esteem</text:p>
          </table:table-cell>
          <table:table-cell table:style-name="Table1.A1" office:value-type="string">
            <text:p text:style-name="P3">আত্মসম্মান</text:p>
          </table:table-cell>
        </table:table-row>
        <table:table-row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শেষ করা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3">আশ্রয় দেত্তয়া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3">কাটিয়া ফেলা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3">নাশকতার</text:p>
          </table:table-cell>
        </table:table-row>
        <table:table-row>
          <table:table-cell table:style-name="Table1.A1" office:value-type="string">
            <text:p text:style-name="P3">I mean</text:p>
          </table:table-cell>
          <table:table-cell table:style-name="Table1.A1" office:value-type="string">
            <text:p text:style-name="P3">আমি বলতে চাচ্ছি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3">অকার্যকর</text:p>
          </table:table-cell>
        </table:table-row>
        <table:table-row>
          <table:table-cell table:style-name="Table1.A1" office:value-type="string">
            <text:p text:style-name="P3">ever since</text:p>
          </table:table-cell>
          <table:table-cell table:style-name="Table1.A1" office:value-type="string">
            <text:p text:style-name="P3">তখন থেকেই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3">উন্মাদ</text:p>
          </table:table-cell>
        </table:table-row>
        <table:table-row>
          <table:table-cell table:style-name="Table1.A1" office:value-type="string">
            <text:p text:style-name="P3">how long it has been</text:p>
          </table:table-cell>
          <table:table-cell table:style-name="Table1.A1" office:value-type="string">
            <text:p text:style-name="P3">এটা হয়েছে কতদিন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3">বিপজ্জনক অবস্থা</text:p>
          </table:table-cell>
        </table:table-row>
        <table:table-row>
          <table:table-cell table:style-name="Table1.A1" office:value-type="string">
            <text:p text:style-name="P3">word of advice</text:p>
          </table:table-cell>
          <table:table-cell table:style-name="Table1.A1" office:value-type="string">
            <text:p text:style-name="P3">উপদেশ বাণী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3">it’s just that</text:p>
          </table:table-cell>
          <table:table-cell table:style-name="Table1.A1" office:value-type="string">
            <text:p text:style-name="P3">এটা ঠিক যে,</text:p>
          </table:table-cell>
          <table:table-cell table:style-name="Table1.A1" office:value-type="string">
            <text:p text:style-name="P3">on its own</text:p>
          </table:table-cell>
          <table:table-cell table:style-name="Table1.A1" office:value-type="string">
            <text:p text:style-name="P3">তার নিজস্ব</text:p>
          </table:table-cell>
        </table:table-row>
        <table:table-row>
          <table:table-cell table:style-name="Table1.A1" office:value-type="string">
            <text:p text:style-name="P3">stand erect</text:p>
          </table:table-cell>
          <table:table-cell table:style-name="Table1.A1" office:value-type="string">
            <text:p text:style-name="P3">খাড়া হত্তয়া</text:p>
          </table:table-cell>
          <table:table-cell table:style-name="Table1.A1" office:value-type="string">
            <text:p text:style-name="P3">All set</text:p>
          </table:table-cell>
          <table:table-cell table:style-name="Table1.A1" office:value-type="string">
            <text:p text:style-name="P3">একবারে প্রস্তুত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3">হিমবাহ</text:p>
          </table:table-cell>
          <table:table-cell table:style-name="Table1.A1" office:value-type="string">
            <text:p text:style-name="P3">outstanding exploits</text:p>
          </table:table-cell>
          <table:table-cell table:style-name="Table1.A1" office:value-type="string">
            <text:p text:style-name="P3">অসাধারণ কৃতিত্ব</text:p>
          </table:table-cell>
        </table:table-row>
        <table:table-row>
          <table:table-cell table:style-name="Table1.A1" office:value-type="string">
            <text:p text:style-name="P3">you never know</text:p>
          </table:table-cell>
          <table:table-cell table:style-name="Table1.A1" office:value-type="string">
            <text:p text:style-name="P3">তুমি কখনই জানতে না</text:p>
          </table:table-cell>
          <table:table-cell table:style-name="Table1.A1" office:value-type="string">
            <text:p text:style-name="P3">Most sensational</text:p>
          </table:table-cell>
          <table:table-cell table:style-name="Table1.A1" office:value-type="string">
            <text:p text:style-name="P3">বহুল আলোচিত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3">ভীতু</text:p>
          </table:table-cell>
          <table:table-cell table:style-name="Table1.A1" office:value-type="string">
            <text:p text:style-name="P3">roughly hour long meeting</text:p>
          </table:table-cell>
          <table:table-cell table:style-name="Table1.A1" office:value-type="string">
            <text:p text:style-name="P3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3">তালগোল পাকান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3">অভদ্র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3">আশংকাজনকভাবে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3">ফূর্তি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3">কাহিনী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3">প্রানবন্ত ভাবে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পেশাদাররা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that bad</text:p>
          </table:table-cell>
          <table:table-cell table:style-name="Table1.A1" office:value-type="string">
            <text:p text:style-name="P3">কত খারাপ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3">বাজেয়াপ্ত করা</text:p>
          </table:table-cell>
        </table:table-row>
        <table:table-row>
          <table:table-cell table:style-name="Table1.A1" office:value-type="string">
            <text:p text:style-name="P3">must pee</text:p>
          </table:table-cell>
          <table:table-cell table:style-name="Table1.A1" office:value-type="string">
            <text:p text:style-name="P3">প্রস্রাব করতে হবে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3">অবরোধকাল</text:p>
          </table:table-cell>
        </table:table-row>
        <table:table-row>
          <table:table-cell table:style-name="Table1.A1" office:value-type="string">
            <text:p text:style-name="P3">as always</text:p>
          </table:table-cell>
          <table:table-cell table:style-name="Table1.A1" office:value-type="string">
            <text:p text:style-name="P3">যথারীতি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3">শেষ করা, স্থগিত করা</text:p>
          </table:table-cell>
        </table:table-row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3">শিক্ষানবিশ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3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3">pillow talk</text:p>
          </table:table-cell>
          <table:table-cell table:style-name="Table1.B297" office:value-type="string">
            <text:p text:style-name="P3"><text:s/>রোম্যান্টিক আলাপ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irthday bash</text:p>
          </table:table-cell>
          <table:table-cell table:style-name="Table1.B180" office:value-type="string">
            <text:p text:style-name="P3">জন্মদিন পার্টি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3">বিচ্ছিন্নতাবাদী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3">ঝগড়াটে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3">সুবিধাজনকভাবে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3">উল্লাসজনক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3">দ্রবণীয়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3">চুনাপাথর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3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3">Concentrated pound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rushed rocks</text:p>
          </table:table-cell>
          <table:table-cell table:style-name="Table1.A1" office:value-type="string">
            <text:p text:style-name="P3">চূর্ণ শিলা</text:p>
          </table:table-cell>
        </table:table-row>
        <table:table-row>
          <table:table-cell table:style-name="Table1.A1" office:value-type="string">
            <text:p text:style-name="P3">solidified outer crust</text:p>
          </table:table-cell>
          <table:table-cell table:style-name="Table1.B180" office:value-type="string">
            <text:p text:style-name="P3">দৃঢ় বাইরের ভূত্বক</text:p>
          </table:table-cell>
          <table:table-cell table:style-name="Table1.A1" office:value-type="string">
            <text:p text:style-name="P3">Basalt volcano</text:p>
          </table:table-cell>
          <table:table-cell table:style-name="Table1.A1" office:value-type="string">
            <text:p text:style-name="P3">ধূসর আগ্নেয়গিরি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3">গুহারমতো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3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3">Sedimentary rock</text:p>
          </table:table-cell>
          <table:table-cell table:style-name="Table1.B180" office:value-type="string">
            <text:p text:style-name="P3">পাললিক শিলা</text:p>
          </table:table-cell>
          <table:table-cell table:style-name="Table1.A1" office:value-type="string">
            <text:p text:style-name="P3">Percolate down</text:p>
          </table:table-cell>
          <table:table-cell table:style-name="Table1.A1" office:value-type="string">
            <text:p text:style-name="P3">চুয়াইয়া নিচে পড়া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3">গহ্বর, গর্ত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3">একাগ্রভাবে পড়া</text:p>
          </table:table-cell>
        </table:table-row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3">ঘষিয়া তুলিয়া ফেলিতে সক্ষম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3">নুড়িপাথর</text:p>
          </table:table-cell>
        </table:table-row>
        <text:soft-page-break/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Prominent feature</text:p>
          </table:table-cell>
          <table:table-cell table:style-name="Table1.A1" office:value-type="string">
            <text:p text:style-name="P3">অনন্য বৈশিষ্ট্য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3">খাদ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3">রূপান্তরিত, পরিবর্তিত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3">উপরের ত্বক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3">ঝোলান বস্তু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3">স্বচ্ছ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3">বিলুপ্ত হত্তয়া, <text:s/>বাষ্পীভূত করা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3">আলগাভাবে রেখে দেওয়া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3">মোচাকার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3">একগুঁয়ে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3">ফোঁটা ফোঁটা করে পড়া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3">a white or colorless mineral consisting of calcium carbonate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3">rock deposited as a thin sheet by precipitation from flowing water.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3">সেঁতসেঁতে অবস্থা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3">বহিষ্কৃত করা, নিক্ষেপ করা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3">বিচ্যুত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3">অর্কিড গাছ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3">ফোঁটায় ফোঁটায় নির্গত করান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3">জমতে থাকায়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3">ঘূর্ণিত করা, move in a twisting or spiraling pattern.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3">জলের ঘূর্ণি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3">বিষুবরেখা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3">আনুমানিক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3">ভ্রূণ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3">গোলার্ধ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3">বংশগত</text:p>
          </table:table-cell>
          <table:table-cell table:style-name="Table1.A1" office:value-type="string">
            <text:p text:style-name="P3">Thwart</text:p>
          </table:table-cell>
          <table:table-cell table:style-name="Table1.A1" office:value-type="string">
            <text:p text:style-name="P3">ব্যাহত করা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3">শৈশবাবস্থা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3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3">right-handedness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3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3">কুসংস্কার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3">a right-handed person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3">বয়ন করা</text:p>
          </table:table-cell>
          <table:table-cell table:style-name="Table1.A1" office:value-type="string">
            <text:p text:style-name="P3">Left-pawed</text:p>
          </table:table-cell>
          <table:table-cell table:style-name="Table1.A1" office:value-type="string">
            <text:p text:style-name="P3">বাম-থাবা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3">ভঙ্গুর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3">সমালোচক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3"><text:s/>left-handed, lefty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3">ঝাঁকি মারা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3">তোতলামি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3">মনোরম, সৌভাগ্যমণ্ডিত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3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3">শিশুসুলভ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3">বিকৃতি</text:p>
          </table:table-cell>
        </table:table-row>
        <table:table-row>
          <table:table-cell table:style-name="Table1.A1" office:value-type="string">
            <text:p text:style-name="P3">Anti-sinistral</text:p>
          </table:table-cell>
          <table:table-cell table:style-name="Table1.B180" office:value-type="string">
            <text:p text:style-name="P3">right-handed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3">a person who habitually causes difficulty or problems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3">সুকৌশলী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3">lack of interest, concern, or sympathy.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3">বিশ্বস্ত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3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3">মর্যাদা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3">গঠন করা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3">সীমা লঙ্ঘন করা</text:p>
          </table:table-cell>
        </table:table-row>
        <text:soft-page-break/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3">মৃগীরোগী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3">অঞ্চল, এলাকা</text:p>
          </table:table-cell>
        </table:table-row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3">অজানা, অচিহ্নিত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ediment, alluvium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3">make English in form or character.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3">Form of chemical element.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3">হাজার বছর 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3">জলবিদ্যুত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3">আগ্নেয়গিরির মুখ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3">অভিযান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3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3">Hover </text:p>
          </table:table-cell>
          <table:table-cell table:style-name="Table1.B180" office:value-type="string">
            <text:p text:style-name="P3">বাতাসে ভাসিতে থাকা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3">অন্তরক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3">solid rock underlying loose deposits such as soil or alluvium.</text:p>
          </table:table-cell>
          <table:table-cell table:style-name="Table1.A1" office:value-type="string">
            <text:p text:style-name="P3">Geothermal heat</text:p>
          </table:table-cell>
          <table:table-cell table:style-name="Table1.A1" office:value-type="string">
            <text:p text:style-name="P3">ভূ তাপ</text:p>
          </table:table-cell>
        </table:table-row>
        <table:table-row>
          <table:table-cell table:style-name="Table1.A1" office:value-type="string">
            <text:p text:style-name="P3">Planet’s interior</text:p>
          </table:table-cell>
          <table:table-cell table:style-name="Table1.B180" office:value-type="string">
            <text:p text:style-name="P3">গ্রহের অভ্যন্তরভাগ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3">অসাধারণ, ভীষণ, ভয়ঙ্কর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3">হিমবাহ, তুষারপাত</text:p>
          </table:table-cell>
          <table:table-cell table:style-name="Table1.A1" office:value-type="string">
            <text:p text:style-name="P3">To date</text:p>
          </table:table-cell>
          <table:table-cell table:style-name="Table1.A1" office:value-type="string">
            <text:p text:style-name="P3">এখন পর্যন্ত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3">ভূকম্পীয়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3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3">transported by air.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3">জীবাণু, germ, bacterium 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3">দূষণকারী</text:p>
          </table:table-cell>
          <table:table-cell table:style-name="Table1.A1" office:value-type="string">
            <text:p text:style-name="P3">Sealed off</text:p>
          </table:table-cell>
          <table:table-cell table:style-name="Table1.A1" office:value-type="string">
            <text:p text:style-name="P3">সম্পূর্ণ ভাবে বন্ধ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3">ক্ষুধার্ত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3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3">ভূত্বক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3">চোয়ান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3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3">মুক্তিদান</text:p>
          </table:table-cell>
          <table:table-cell table:style-name="Table1.A1" office:value-type="string">
            <text:p text:style-name="P3">crushed-up</text:p>
          </table:table-cell>
          <table:table-cell table:style-name="Table1.A1" office:value-type="string">
            <text:p text:style-name="P3">চূর্ণকরা</text:p>
          </table:table-cell>
        </table:table-row>
        <table:table-row>
          <table:table-cell table:style-name="Table1.A1" office:value-type="string">
            <text:p text:style-name="P3">Pollen grain</text:p>
          </table:table-cell>
          <table:table-cell table:style-name="Table1.B180" office:value-type="string">
            <text:p text:style-name="P3">পরাগরেণু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3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3">প্রাগৈতিহাসিক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3">শেওলা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3">বাধা দেত্তয়া</text:p>
          </table:table-cell>
          <table:table-cell table:style-name="Table1.A1" office:value-type="string">
            <text:p text:style-name="P3">Swallowing, devour</text:p>
          </table:table-cell>
          <table:table-cell table:style-name="Table1.A1" office:value-type="string">
            <text:p text:style-name="P3">গিলে ফেলা 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3">মোহনা</text:p>
          </table:table-cell>
        </table:table-row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3">অজস্র্র, প্রচুর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3">অসস্তিকর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3">বিস্ময়কর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3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3">নিঃসৃত, লুকাইয়া রাখা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3">বিচলিত</text:p>
          </table:table-cell>
        </table:table-row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3">আবাস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3">বাস্তবে পরিণত হত্তয়া, করা</text:p>
          </table:table-cell>
        </table:table-row>
        <text:soft-page-break/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3">সর্বনাশা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3">বিধ্বস্ত</text:p>
          </table:table-cell>
        </table:table-row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3">তীরভূমি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3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3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3">অনিচ্ছা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3">gentle; kindly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3">প্রত্নতত্ত্ব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3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3">মর্মাহত, বিপর্যস্ত, বিচলিত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3">খুঁড়া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3">ধূপ, সৌরভ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3">ইতিহাসবিদ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3">অহংকার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3">মহাসাগর পাড়ি দেয় এমন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3">অনুমান</text:p>
          </table:table-cell>
          <table:table-cell table:style-name="Table1.A1" office:value-type="string">
            <text:p text:style-name="P3">personal effects</text:p>
          </table:table-cell>
          <table:table-cell table:style-name="Table1.A1" office:value-type="string">
            <text:p text:style-name="P3">Privately owned items</text:p>
          </table:table-cell>
        </table:table-row>
        <table:table-row>
          <table:table-cell table:style-name="Table1.A1" office:value-type="string">
            <text:p text:style-name="P3">eye-catching</text:p>
          </table:table-cell>
          <table:table-cell table:style-name="Table1.B180" office:value-type="string">
            <text:p text:style-name="P3">আকর্ষণীয়</text:p>
          </table:table-cell>
          <table:table-cell table:style-name="Table1.A1" office:value-type="string">
            <text:p text:style-name="P3">at odds</text:p>
          </table:table-cell>
          <table:table-cell table:style-name="Table1.A1" office:value-type="string">
            <text:p text:style-name="P3">মতভেদ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3">নির্বাসন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3">আত্মসাৎ করা, দখল করা</text:p>
          </table:table-cell>
        </table:table-row>
        <table:table-row>
          <table:table-cell table:style-name="Table1.A1" office:value-type="string">
            <text:p text:style-name="P3">open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losed-minde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absent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laid-back</text:p>
          </table:table-cell>
          <table:table-cell table:style-name="Table1.A1" office:value-type="string">
            <text:p text:style-name="P3">শান্ত স্বভাবের </text:p>
          </table:table-cell>
        </table:table-row>
        <table:table-row>
          <table:table-cell table:style-name="Table1.A1" office:value-type="string">
            <text:p text:style-name="P3">hard-work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elf-conscious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cool-hea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hot-headed</text:p>
          </table:table-cell>
          <table:table-cell table:style-name="Table1.A1" office:value-type="string">
            <text:p text:style-name="P3">উগ্রস্বভাবের</text:p>
          </table:table-cell>
        </table:table-row>
        <table:table-row>
          <table:table-cell table:style-name="Table1.A1" office:value-type="string">
            <text:p text:style-name="P3">two-fac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3">গভীর গর্জন করা</text:p>
          </table:table-cell>
        </table:table-row>
        <table:table-row>
          <table:table-cell table:style-name="Table1.A1" office:value-type="string">
            <text:p text:style-name="P3">Breakneck pace</text:p>
          </table:table-cell>
          <table:table-cell table:style-name="Table1.B180" office:value-type="string">
            <text:p text:style-name="P3">বিপজ্জনক গতি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3">ধীরে ধীরে ঝরা</text:p>
          </table:table-cell>
        </table:table-row>
        <table:table-row>
          <table:table-cell table:style-name="Table1.A1" office:value-type="string">
            <text:p text:style-name="P3">stiff-clay</text:p>
          </table:table-cell>
          <table:table-cell table:style-name="Table1.B180" office:value-type="string">
            <text:p text:style-name="P3">শক্ত-কাদামাটি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3">Provision, বন্দোবস্ত, disposal</text:p>
          </table:table-cell>
          <table:table-cell table:style-name="Table1.A1" office:value-type="string">
            <text:p text:style-name="P3">Tame 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3">গৃহপালিত</text:p>
          </table:table-cell>
          <table:table-cell table:style-name="Table1.A1" office:value-type="string">
            <text:p text:style-name="P3">ground-breaking</text:p>
          </table:table-cell>
          <table:table-cell table:style-name="Table1.A1" office:value-type="string">
            <text:p text:style-name="P3">যুগান্তকারী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3">বংশবৃদ্ধি করা, শাবক, জন্ম দেত্তয়া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3">বংশধর, সন্তানসন্ততি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3">পশু-চিকিৎসক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3">মেথর, ঝাড়ুদার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3">a small piece or amount of something, especially one that is left over after the greater part has been used.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3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3">বিপদগ্রস্থ করা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3">সঙ্গ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3">a genetically determined characteristic.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3">অনুমান করা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3">utterly bewilder or perplex (someone). রহস্যপূর্ণ করা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3">সম্প্রসারিত</text:p>
          </table:table-cell>
        </table:table-row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3">very complicated or <text:soft-page-break/>detailed.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3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3">impress or stamp (a mark or outline) on a surface or body.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3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3">বেষ্টন করা, অঞ্চল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3">make flat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3">ডাঁটা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3">সিধা, খাড়া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3">উদ্দীপনা, প্রেরণা</text:p>
          </table:table-cell>
          <table:table-cell table:style-name="Table1.A1" office:value-type="string">
            <text:p text:style-name="P3">high-pitched</text:p>
          </table:table-cell>
          <table:table-cell table:style-name="Table1.A1" office:value-type="string">
            <text:p text:style-name="P3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3">কাঁপানো কণ্ঠস্বর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3">কর্মশক্তি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3">made smaller or less.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3">ব্যতিক্রমসমূহ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3">ধাপ্পাবাজি, ফাঁকি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3">অযৌক্তিক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3">বিভ্রান্তিকর বস্তু, ব্যক্তি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3">ঈর্ষান্বিত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3">বিতর্কিত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3">বিপত্তি, ঝুঁকি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3">বন উজাড়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3">reduction in the number or quantity of something.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3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3">মুচড়ে ফেলা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3">the state or fact of being organized in a tribe or tribes.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3">বিভেদ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3">Consequence, result, aftermath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3">Confess, accept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3">জাতিগত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ধীরস্থির হয়ে, resolutely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3">Duty, tax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3">গভীর গর্ত, খাত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3">সামঞ্জস্য, পারস্পরিক সম্পর্ক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3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3">জীব বৈচিত্র্য</text:p>
          </table:table-cell>
          <table:table-cell table:style-name="Table1.A1" office:value-type="string">
            <text:p text:style-name="P3">Deception, delusion</text:p>
          </table:table-cell>
          <table:table-cell table:style-name="Table1.A1" office:value-type="string">
            <text:p text:style-name="P3">প্রতারণা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3">কারচুপি, চালাকি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75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3">আশাবাদ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3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3">যন্ত্রপাতি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3">an afternoon rest or nap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3">প্রচলিত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3">Sleepiness, drowsiness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3">Intoxication, নেশা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3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3">Power through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3">ঝিমুনি, drowse</text:p>
          </table:table-cell>
        </table:table-row>
        <text:soft-page-break/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3">travel some distance between one's home and place of work on a regular basis.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3">অনুমান</text:p>
          </table:table-cell>
        </table:table-row>
        <table:table-row>
          <table:table-cell table:style-name="Table1.A1" office:value-type="string">
            <text:p text:style-name="P3">Very precise</text:p>
          </table:table-cell>
          <table:table-cell table:style-name="Table1.B180" office:value-type="string">
            <text:p text:style-name="P3">Very perfect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3">not relaxed or comfortable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3">make (a liquid) thinner or weaker by adding water or another solvent to it.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3">a medicine made by dissolving a drug in alcohol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3">কার্যকারিতা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3">জোরালোভাবে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3">হাস্যকর ভাবে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3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3">উত্তেজিত করা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3">চিকিত্সা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3">ধর্মমতে দৃঢ়বিশ্বাসী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3">বাত রোগ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3">কোমল মণ্ড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3">সাশ্রয়ী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3">পুনরূত্থান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3">কিনারা</text:p>
          </table:table-cell>
        </table:table-row>
        <table:table-row>
          <table:table-cell table:style-name="Table1.A1" office:value-type="string">
            <text:p text:style-name="P3">It is evident that</text:p>
          </table:table-cell>
          <table:table-cell table:style-name="Table1.B180" office:value-type="string">
            <text:p text:style-name="P3">এটা স্পষ্ট যে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3">ডালপালা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3">কীটনাশক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3">উদ্ভিদনাশক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3">দমন করা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4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3">a fabric or substance that prevents or inhibits something, especially the outbreak of fire.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3">অবশিষ্টাংশ, বাকিটুকু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3">humiliating.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3">শিল্পোন্নত</text:p>
          </table:table-cell>
        </table:table-row>
        <table:table-row>
          <table:table-cell table:style-name="Table1.A1" office:value-type="string">
            <text:p text:style-name="P3">eco-aware</text:p>
          </table:table-cell>
          <table:table-cell table:style-name="Table1.B180" office:value-type="string">
            <text:p text:style-name="P3">পরিবেশ সচেতন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3">নিকটস্থ, ঘনিষ্ঠ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3">উদ্যোগ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3">the conclusion that can be drawn from something.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3">প্রধানত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3">come to realize or understand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3">পরিমেয়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3">অকল্পনীয়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3">পুরোপুরি, সম্পূর্ণ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5">পণ্য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3">গম্ভীর গর্জন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3">ঘর্ষণ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3">অসমঞ্জস্যভাবে</text:p>
          </table:table-cell>
        </table:table-row>
        <table:table-row>
          <table:table-cell table:style-name="Table1.A1" office:value-type="string">
            <text:p text:style-name="P3">fast-growing</text:p>
          </table:table-cell>
          <table:table-cell table:style-name="Table1.B180" office:value-type="string">
            <text:p text:style-name="P3">দ্রুত বর্ধনশীল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3">নিয়মমুক্ত করা</text:p>
          </table:table-cell>
        </table:table-row>
        <table:table-row>
          <table:table-cell table:style-name="Table1.A1" office:value-type="string">
            <text:p text:style-name="P3">dual-purpose</text:p>
          </table:table-cell>
          <table:table-cell table:style-name="Table1.B180" office:value-type="string">
            <text:p text:style-name="P3">দ্বৈত উদ্দেশ্য</text:p>
          </table:table-cell>
          <table:table-cell table:style-name="Table1.A1" office:value-type="string">
            <text:p text:style-name="P3">By and large</text:p>
          </table:table-cell>
          <table:table-cell table:style-name="Table1.A1" office:value-type="string">
            <text:p text:style-name="P3">মোটের উপর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3">remove regulations or restrictions from.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3">a person or company employed in the transport of goods or materials by road.</text:p>
          </table:table-cell>
        </table:table-row>
        <text:soft-page-break/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3">সঞ্চরণশীল</text:p>
          </table:table-cell>
        </table:table-row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3">যদিও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6">প্রবাহরেখা</text:p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3">a motor vehicle for traveling over snow.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3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3">ভূগর্ভস্থ চিরহিমায়িত অঞ্চল</text:p>
          </table:table-cell>
          <table:table-cell table:style-name="Table1.A1" office:value-type="string">
            <text:p text:style-name="P3">knock-on</text:p>
          </table:table-cell>
          <table:table-cell table:style-name="Table1.A1" office:value-type="string">
            <text:p text:style-name="P3">ঠক ঠক করা</text:p>
          </table:table-cell>
        </table:table-row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3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3">hard-won</text:p>
          </table:table-cell>
          <table:table-cell table:style-name="Table1.B180" office:value-type="string">
            <text:p text:style-name="P3">কষ্টর্জিত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3">স্বায়ত্তশাসন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3">অত্যন্ত কষ্ট</text:p>
          </table:table-cell>
          <table:table-cell table:style-name="Table1.A1" office:value-type="string">
            <text:p text:style-name="P3">A handful</text:p>
          </table:table-cell>
          <table:table-cell table:style-name="Table1.A1" office:value-type="string">
            <text:p text:style-name="P3">A few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3">যাযাবর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3">দুর্লভ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3">অনাহারে থাকা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3">সঙ্কুচিত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3">আহত করা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3">খামখেয়ালী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3">অত্যধিক, too much</text:p>
          </table:table-cell>
          <table:table-cell table:style-name="Table1.A1" office:value-type="string">
            <text:p text:style-name="P3">For so long no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3">অহংকারী, arrogant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3">সহজবোধ্য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3">অস্পষ্ট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3">নামের ভুল প্রয়োগ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3">শ্রুতিমুদুর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3">সাদামাটা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3">অবাধ্য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3">চূড়ান্তভাবে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3">কল্পনা করা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3">ন্যায্য</text:p>
          </table:table-cell>
          <table:table-cell table:style-name="Table1.A1" office:value-type="string">
            <text:p text:style-name="P3">Point out</text:p>
          </table:table-cell>
          <table:table-cell table:style-name="Table1.A1" office:value-type="string">
            <text:p text:style-name="P3">দেখান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3">দর্শনীয়ভাবে , চমকপ্রদ ভাবে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3">অপরিহার্য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3">আঁকাবাঁকা হত্তয়া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3">prove (a statement or theory) to be wrong or false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3">সম্পূর্ণভাবে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3">ছত্রভঙ্গ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3">প্রচুর পরিমাণে জন্মান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3">পীড়িত করা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3">স্মৃতিভ্রংশ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3">শ্বাসকষ্ট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3">the science of vital and social statistics, as of the births, deaths, diseases, marriages,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3">ফুসফুসের প্রদাহ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3">নীরস করা</text:p>
          </table:table-cell>
          <table:table-cell table:style-name="Table1.A1" office:value-type="string">
            <text:p text:style-name="P3">self-reliance</text:p>
          </table:table-cell>
          <table:table-cell table:style-name="Table1.A1" office:value-type="string">
            <text:p text:style-name="P3">আত্মনির্ভরশীলতা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3">স্মৃতিতে ধরে রাখা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3">রোগবিস্তার-সংক্রান্ত</text:p>
          </table:table-cell>
        </table:table-row>
        <table:table-row>
          <table:table-cell table:style-name="Table1.A1" office:value-type="string">
            <text:p text:style-name="P3">Self - sufficient</text:p>
          </table:table-cell>
          <table:table-cell table:style-name="Table1.B180" office:value-type="string">
            <text:p text:style-name="P3">স্বয়ংসম্পূর্ণ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3">দীর্ঘকালব্যাপী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3">কৃতিত্ব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3">দোষী সাব্যস্ত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3">সামান্য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3">গোপন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3">খুঁটিনাটি ব্যাপারেও অত্যন্ত সতর্ক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3">বিচু্যতি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3">হৈচৈ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3">অভিজ্ঞতা লাভ করা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3">কুষ্ঠব্যাধি</text:p>
          </table:table-cell>
        </table:table-row>
        <text:soft-page-break/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3">ছোঁয়াচে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3">সমাজচুত্য ব্যক্তি</text:p>
          </table:table-cell>
        </table:table-row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3">প্রশংসা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3">একঘরে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3">শ্রদ্ধেয়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3">উত্তেজিত করা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3">উস্কানিমূলক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3">Covered, concealed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3">আগ্রহ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3">ধৈর্যে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3">সত্যবাদিতা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3">দীর্ঘসূত্রতা</text:p>
          </table:table-cell>
        </table:table-row>
        <table:table-row>
          <table:table-cell table:style-name="Table1.A1" office:value-type="string">
            <text:p text:style-name="P3">Like everyone else</text:p>
          </table:table-cell>
          <table:table-cell table:style-name="Table1.B180" office:value-type="string">
            <text:p text:style-name="P3">বাকি সবার মতই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3">সত্যতা প্রমান করা</text:p>
          </table:table-cell>
        </table:table-row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3">Connive, scheme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3">ঐতিহ্যগতভাবে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3">জামানত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3">স্বল্পভাষী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3">জাঁকালো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3">মিশুক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3">উল্লাসিতভাবে</text:p>
          </table:table-cell>
        </table:table-row>
        <table:table-row>
          <table:table-cell table:style-name="Table1.A1" office:value-type="string">
            <text:p text:style-name="P3">Abridged version</text:p>
          </table:table-cell>
          <table:table-cell table:style-name="Table1.B180" office:value-type="string">
            <text:p text:style-name="P3">সংক্ষেপিত সংস্করণ</text:p>
          </table:table-cell>
          <table:table-cell table:style-name="Table1.A1" office:value-type="string">
            <text:p text:style-name="P3">Subject matter</text:p>
          </table:table-cell>
          <table:table-cell table:style-name="Table1.A1" office:value-type="string">
            <text:p text:style-name="P3">বিষয়বস্তু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3">বিচক্ষণ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3">সাদাসিধে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57">মনোরম</text:p>
          </table:table-cell>
          <table:table-cell table:style-name="Table1.A1" office:value-type="string">
            <text:p text:style-name="P3">Fallow land</text:p>
          </table:table-cell>
          <table:table-cell table:style-name="Table1.A1" office:value-type="string">
            <text:p text:style-name="P57">পতিত জমি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57">সন্তোষজনক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57">স্মরণ করা</text:p>
          </table:table-cell>
        </table:table-row>
        <table:table-row>
          <table:table-cell table:style-name="Table1.A1" office:value-type="string">
            <text:p text:style-name="P3">Artificial insemination</text:p>
          </table:table-cell>
          <table:table-cell table:style-name="Table1.B180" office:value-type="string">
            <text:p text:style-name="P57">কৃত্রিম প্রজনন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57">enthusiastic or passionate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57">আত্মসন্তুষ্ট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57">anxious or fearful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57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57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57">exactly, precisely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57">enthrall</text:p>
          </table:table-cell>
        </table:table-row>
        <table:table-row>
          <table:table-cell table:style-name="Table1.A1" office:value-type="string">
            <text:p text:style-name="P3">Very shy</text:p>
          </table:table-cell>
          <table:table-cell table:style-name="Table1.B180" office:value-type="string">
            <text:p text:style-name="P57">খুব লাজুক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57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57">mistakenly</text:p>
          </table:table-cell>
          <table:table-cell table:style-name="Table1.A1" office:value-type="string">
            <text:p text:style-name="P7">Vitiate</text:p>
          </table:table-cell>
          <table:table-cell table:style-name="Table1.A1" office:value-type="string">
            <text:p text:style-name="P85">spoil or impair</text:p>
          </table:table-cell>
        </table:table-row>
        <table:table-row>
          <table:table-cell table:style-name="Table1.A576" office:value-type="string">
            <text:p text:style-name="P7">Relegate</text:p>
          </table:table-cell>
          <table:table-cell table:style-name="Table1.B576" office:value-type="string">
            <text:p text:style-name="P58">নিম্নপদে সরান</text:p>
          </table:table-cell>
          <table:table-cell table:style-name="Table1.C576" office:value-type="string">
            <text:p text:style-name="P7">Indifferent to success</text:p>
          </table:table-cell>
          <table:table-cell table:style-name="Table1.D576" office:value-type="string">
            <text:p text:style-name="P7">সফলতার বেপারে উদাসীন </text:p>
          </table:table-cell>
        </table:table-row>
        <table:table-row>
          <table:table-cell table:style-name="Table1.A576" office:value-type="string">
            <text:p text:style-name="P7">Tedious</text:p>
          </table:table-cell>
          <table:table-cell table:style-name="Table1.B576" office:value-type="string">
            <text:p text:style-name="P58">Too long, slow, dull</text:p>
          </table:table-cell>
          <table:table-cell table:style-name="Table1.C576" office:value-type="string">
            <text:p text:style-name="P8">Come to blows</text:p>
          </table:table-cell>
          <table:table-cell table:style-name="Table1.D576" office:value-type="string">
            <text:p text:style-name="P8">হাতাহাতি করা</text:p>
          </table:table-cell>
        </table:table-row>
        <table:table-row>
          <table:table-cell table:style-name="Table1.A576" office:value-type="string">
            <text:p text:style-name="P8">Adversary</text:p>
          </table:table-cell>
          <table:table-cell table:style-name="Table1.B576" office:value-type="string">
            <text:p text:style-name="P59">প্রতিপক্ষ</text:p>
          </table:table-cell>
          <table:table-cell table:style-name="Table1.C576" office:value-type="string">
            <text:p text:style-name="P8">Acrimonious</text:p>
          </table:table-cell>
          <table:table-cell table:style-name="Table1.D576" office:value-type="string">
            <text:p text:style-name="P99">তিক্ত, কটু</text:p>
          </table:table-cell>
        </table:table-row>
        <table:table-row>
          <table:table-cell table:style-name="Table1.A576" office:value-type="string">
            <text:p text:style-name="P9">Sought</text:p>
          </table:table-cell>
          <table:table-cell table:style-name="Table1.B576" office:value-type="string">
            <text:p text:style-name="P76"><text:span text:style-name="T5">চাওয়া, </text:span><text:span text:style-name="T6">seek</text:span></text:p>
          </table:table-cell>
          <table:table-cell table:style-name="Table1.C576" office:value-type="string">
            <text:p text:style-name="P9">Rebel</text:p>
          </table:table-cell>
          <table:table-cell table:style-name="Table1.D576" office:value-type="string">
            <text:p text:style-name="P9">বিদ্রোহী</text:p>
          </table:table-cell>
        </table:table-row>
        <table:table-row>
          <table:table-cell table:style-name="Table1.A576" office:value-type="string">
            <text:p text:style-name="P9">Overcome</text:p>
          </table:table-cell>
          <table:table-cell table:style-name="Table1.B576" office:value-type="string">
            <text:p text:style-name="P58">কাটাইয়া ত্তঠা</text:p>
          </table:table-cell>
          <table:table-cell table:style-name="Table1.C576" office:value-type="string">
            <text:p text:style-name="P10">Sage</text:p>
          </table:table-cell>
          <table:table-cell table:style-name="Table1.D576" office:value-type="string">
            <text:p text:style-name="P10">ঋষি, বিচক্ষণ</text:p>
          </table:table-cell>
        </table:table-row>
        <table:table-row>
          <table:table-cell table:style-name="Table1.A576" office:value-type="string">
            <text:p text:style-name="P10">Pendant</text:p>
          </table:table-cell>
          <table:table-cell table:style-name="Table1.B576" office:value-type="string">
            <text:p text:style-name="P60">পন্ডিত</text:p>
          </table:table-cell>
          <table:table-cell table:style-name="Table1.C576" office:value-type="string">
            <text:p text:style-name="P10">Well-meaning</text:p>
          </table:table-cell>
          <table:table-cell table:style-name="Table1.D576" office:value-type="string">
            <text:p text:style-name="P10">Well-intention</text:p>
          </table:table-cell>
        </table:table-row>
        <table:table-row>
          <table:table-cell table:style-name="Table1.A576" office:value-type="string">
            <text:p text:style-name="P10">Scandalmonger</text:p>
          </table:table-cell>
          <table:table-cell table:style-name="Table1.B576" office:value-type="string">
            <text:p text:style-name="P60">কুতসারটনাকারী</text:p>
          </table:table-cell>
          <table:table-cell table:style-name="Table1.C576" office:value-type="string">
            <text:p text:style-name="P10">Tepid</text:p>
          </table:table-cell>
          <table:table-cell table:style-name="Table1.D576" office:value-type="string">
            <text:p text:style-name="P10">সামান্য প্রতিক্রিয়া</text:p>
          </table:table-cell>
        </table:table-row>
        <table:table-row>
          <table:table-cell table:style-name="Table1.A576" office:value-type="string">
            <text:p text:style-name="P10">Yearn</text:p>
          </table:table-cell>
          <table:table-cell table:style-name="Table1.B576" office:value-type="string">
            <text:p text:style-name="P60">আকুল আকাঙ্ক্ষা</text:p>
          </table:table-cell>
          <table:table-cell table:style-name="Table1.C576" office:value-type="string">
            <text:p text:style-name="P10">Boon</text:p>
          </table:table-cell>
          <table:table-cell table:style-name="Table1.D576" office:value-type="string">
            <text:p text:style-name="P10">আশীর্বাদ</text:p>
          </table:table-cell>
        </table:table-row>
        <table:table-row>
          <table:table-cell table:style-name="Table1.A576" office:value-type="string">
            <text:p text:style-name="P11">Intermittently</text:p>
          </table:table-cell>
          <table:table-cell table:style-name="Table1.B576" office:value-type="string">
            <text:p text:style-name="P61">থেমে থেমে</text:p>
          </table:table-cell>
          <table:table-cell table:style-name="Table1.C576" office:value-type="string">
            <text:p text:style-name="P12">Assiduously</text:p>
          </table:table-cell>
          <table:table-cell table:style-name="Table1.D576" office:value-type="string">
            <text:p text:style-name="P12">নিষ্ঠার সঙ্গে</text:p>
          </table:table-cell>
        </table:table-row>
        <table:table-row>
          <table:table-cell table:style-name="Table1.A576" office:value-type="string">
            <text:p text:style-name="P13">For weeks</text:p>
          </table:table-cell>
          <table:table-cell table:style-name="Table1.B576" office:value-type="string">
            <text:p text:style-name="P62">কয়েক সপ্তাহ ধরে </text:p>
          </table:table-cell>
          <table:table-cell table:style-name="Table1.C576" office:value-type="string">
            <text:p text:style-name="P13">Insomnia</text:p>
          </table:table-cell>
          <table:table-cell table:style-name="Table1.D576" office:value-type="string">
            <text:p text:style-name="P13">অনিদ্রা</text:p>
          </table:table-cell>
        </table:table-row>
        <table:table-row>
          <table:table-cell table:style-name="Table1.A576" office:value-type="string">
            <text:p text:style-name="P13">Soporific</text:p>
          </table:table-cell>
          <table:table-cell table:style-name="Table1.B576" office:value-type="string">
            <text:p text:style-name="P62">ঘুমপাড়ানি</text:p>
          </table:table-cell>
          <table:table-cell table:style-name="Table1.C576" office:value-type="string">
            <text:p text:style-name="P13">Malevolent</text:p>
          </table:table-cell>
          <table:table-cell table:style-name="Table1.D576" office:value-type="string">
            <text:p text:style-name="P13">হিংসক</text:p>
          </table:table-cell>
        </table:table-row>
        <table:table-row>
          <table:table-cell table:style-name="Table1.A576" office:value-type="string">
            <text:p text:style-name="P13">Desultory</text:p>
          </table:table-cell>
          <table:table-cell table:style-name="Table1.B576" office:value-type="string">
            <text:p text:style-name="P62">এলোমেলো</text:p>
          </table:table-cell>
          <table:table-cell table:style-name="Table1.C576" office:value-type="string">
            <text:p text:style-name="P13">Amorphous</text:p>
          </table:table-cell>
          <table:table-cell table:style-name="Table1.D576" office:value-type="string">
            <text:p text:style-name="P13">নিরাকার</text:p>
          </table:table-cell>
        </table:table-row>
        <text:soft-page-break/>
        <table:table-row>
          <table:table-cell table:style-name="Table1.A576" office:value-type="string">
            <text:p text:style-name="P13">Aptitude</text:p>
          </table:table-cell>
          <table:table-cell table:style-name="Table1.B576" office:value-type="string">
            <text:p text:style-name="P87">a natural ability to do something.</text:p>
          </table:table-cell>
          <table:table-cell table:style-name="Table1.C576" office:value-type="string">
            <text:p text:style-name="P13">Rapturous</text:p>
          </table:table-cell>
          <table:table-cell table:style-name="Table1.D576" office:value-type="string">
            <text:p text:style-name="P13">উল্লাসপূর্ণ</text:p>
          </table:table-cell>
        </table:table-row>
        <table:table-row>
          <table:table-cell table:style-name="Table1.A576" office:value-type="string">
            <text:p text:style-name="P13">Unyielding attitude</text:p>
          </table:table-cell>
          <table:table-cell table:style-name="Table1.B576" office:value-type="string">
            <text:p text:style-name="P62">আপোষহীন মনোভাব</text:p>
          </table:table-cell>
          <table:table-cell table:style-name="Table1.C576" office:value-type="string">
            <text:p text:style-name="P13">Compromise</text:p>
          </table:table-cell>
          <table:table-cell table:style-name="Table1.D576" office:value-type="string">
            <text:p text:style-name="P13">আপস</text:p>
          </table:table-cell>
        </table:table-row>
        <table:table-row>
          <table:table-cell table:style-name="Table1.A576" office:value-type="string">
            <text:p text:style-name="P13">Obstinate</text:p>
          </table:table-cell>
          <table:table-cell table:style-name="Table1.B576" office:value-type="string">
            <text:p text:style-name="P62">একগুঁয়ে</text:p>
          </table:table-cell>
          <table:table-cell table:style-name="Table1.C576" office:value-type="string">
            <text:p text:style-name="P14">Obstinacy</text:p>
          </table:table-cell>
          <table:table-cell table:style-name="Table1.D576" office:value-type="string">
            <text:p text:style-name="P14">একগুঁয়েমি</text:p>
          </table:table-cell>
        </table:table-row>
        <table:table-row>
          <table:table-cell table:style-name="Table1.A576" office:value-type="string">
            <text:p text:style-name="P14">Defile</text:p>
          </table:table-cell>
          <table:table-cell table:style-name="Table1.B576" office:value-type="string">
            <text:p text:style-name="P63">কলংকিত করা </text:p>
          </table:table-cell>
          <table:table-cell table:style-name="Table1.C576" office:value-type="string">
            <text:p text:style-name="P14">Revile</text:p>
          </table:table-cell>
          <table:table-cell table:style-name="Table1.D576" office:value-type="string">
            <text:p text:style-name="P14">গালাগালি করা</text:p>
          </table:table-cell>
        </table:table-row>
        <table:table-row>
          <table:table-cell table:style-name="Table1.A576" office:value-type="string">
            <text:p text:style-name="P14">Revive</text:p>
          </table:table-cell>
          <table:table-cell table:style-name="Table1.B576" office:value-type="string">
            <text:p text:style-name="P63">পুনরূজ্জীবিত করা</text:p>
          </table:table-cell>
          <table:table-cell table:style-name="Table1.C576" office:value-type="string">
            <text:p text:style-name="P15">Opportune</text:p>
          </table:table-cell>
          <table:table-cell table:style-name="Table1.D576" office:value-type="string">
            <text:p text:style-name="P15">suitable, convenient</text:p>
          </table:table-cell>
        </table:table-row>
        <table:table-row>
          <table:table-cell table:style-name="Table1.A576" office:value-type="string">
            <text:p text:style-name="P15">Prodigious</text:p>
          </table:table-cell>
          <table:table-cell table:style-name="Table1.B576" office:value-type="string">
            <text:p text:style-name="P64">দৈত্যাকার</text:p>
          </table:table-cell>
          <table:table-cell table:style-name="Table1.C576" office:value-type="string">
            <text:p text:style-name="P16">Pronounced</text:p>
          </table:table-cell>
          <table:table-cell table:style-name="Table1.D576" office:value-type="string">
            <text:p text:style-name="P86">very noticeable or marked</text:p>
          </table:table-cell>
        </table:table-row>
        <table:table-row>
          <table:table-cell table:style-name="Table1.A576" office:value-type="string">
            <text:p text:style-name="P17">Vicinity</text:p>
          </table:table-cell>
          <table:table-cell table:style-name="Table1.B576" office:value-type="string">
            <text:p text:style-name="P65">নৈকট্য</text:p>
          </table:table-cell>
          <table:table-cell table:style-name="Table1.C576" office:value-type="string">
            <text:p text:style-name="P17">Sagacity</text:p>
          </table:table-cell>
          <table:table-cell table:style-name="Table1.D576" office:value-type="string">
            <text:p text:style-name="P17">বিচক্ষণতা</text:p>
          </table:table-cell>
        </table:table-row>
        <table:table-row>
          <table:table-cell table:style-name="Table1.A576" office:value-type="string">
            <text:p text:style-name="P18">Affinity</text:p>
          </table:table-cell>
          <table:table-cell table:style-name="Table1.B576" office:value-type="string">
            <text:p text:style-name="P66">সম্বন্ধ</text:p>
          </table:table-cell>
          <table:table-cell table:style-name="Table1.C576" office:value-type="string">
            <text:p text:style-name="P18">Rotund</text:p>
          </table:table-cell>
          <table:table-cell table:style-name="Table1.D576" office:value-type="string">
            <text:p text:style-name="P18">গোলগাল</text:p>
          </table:table-cell>
        </table:table-row>
        <table:table-row>
          <table:table-cell table:style-name="Table1.A576" office:value-type="string">
            <text:p text:style-name="P18">Rotundity</text:p>
          </table:table-cell>
          <table:table-cell table:style-name="Table1.B576" office:value-type="string">
            <text:p text:style-name="P66">হৃষ্টপুষ্ট </text:p>
          </table:table-cell>
          <table:table-cell table:style-name="Table1.C576" office:value-type="string">
            <text:p text:style-name="P18">Olfactory</text:p>
          </table:table-cell>
          <table:table-cell table:style-name="Table1.D576" office:value-type="string">
            <text:p text:style-name="P18">ঘ্রাণ-সংক্রান্ত</text:p>
          </table:table-cell>
        </table:table-row>
        <table:table-row>
          <table:table-cell table:style-name="Table1.A576" office:value-type="string">
            <text:p text:style-name="P19">Pedantic</text:p>
          </table:table-cell>
          <table:table-cell table:style-name="Table1.B576" office:value-type="string">
            <text:p text:style-name="P67">পুঁথিগত পান্ডিত্ব </text:p>
          </table:table-cell>
          <table:table-cell table:style-name="Table1.C576" office:value-type="string">
            <text:p text:style-name="P19">Penchant</text:p>
          </table:table-cell>
          <table:table-cell table:style-name="Table1.D576" office:value-type="string">
            <text:p text:style-name="P100"><text:span text:style-name="T2">ঝোঁক, </text:span>রুচি</text:p>
          </table:table-cell>
        </table:table-row>
        <table:table-row>
          <table:table-cell table:style-name="Table1.A576" office:value-type="string">
            <text:p text:style-name="P19">Endow</text:p>
          </table:table-cell>
          <table:table-cell table:style-name="Table1.B576" office:value-type="string">
            <text:p text:style-name="P67">জন্ম সূত্রে অধিকারী হওয়া </text:p>
          </table:table-cell>
          <table:table-cell table:style-name="Table1.C576" office:value-type="string">
            <text:p text:style-name="P19">Alienable</text:p>
          </table:table-cell>
          <table:table-cell table:style-name="Table1.D576" office:value-type="string">
            <text:p text:style-name="P19">বিছিন্ন করা যায় এমন, আলাদা</text:p>
          </table:table-cell>
        </table:table-row>
        <table:table-row>
          <table:table-cell table:style-name="Table1.A576" office:value-type="string">
            <text:p text:style-name="P20">Inalienable</text:p>
          </table:table-cell>
          <table:table-cell table:style-name="Table1.B576" office:value-type="string">
            <text:p text:style-name="P68">অবিচ্ছেদ্য</text:p>
          </table:table-cell>
          <table:table-cell table:style-name="Table1.C576" office:value-type="string">
            <text:p text:style-name="P20">Sinuous</text:p>
          </table:table-cell>
          <table:table-cell table:style-name="Table1.D576" office:value-type="string">
            <text:p text:style-name="P17">আঁকাবাঁকা</text:p>
          </table:table-cell>
        </table:table-row>
        <table:table-row>
          <table:table-cell table:style-name="Table1.A576" office:value-type="string">
            <text:p text:style-name="P21">Sporadic</text:p>
          </table:table-cell>
          <table:table-cell table:style-name="Table1.B576" office:value-type="string">
            <text:p text:style-name="P69">বিক্ষিপ্ত</text:p>
          </table:table-cell>
          <table:table-cell table:style-name="Table1.C576" office:value-type="string">
            <text:p text:style-name="P21">Vacuous</text:p>
          </table:table-cell>
          <table:table-cell table:style-name="Table1.D576" office:value-type="string">
            <text:p text:style-name="P21">ফাঁকা</text:p>
          </table:table-cell>
        </table:table-row>
        <table:table-row>
          <table:table-cell table:style-name="Table1.A576" office:value-type="string">
            <text:p text:style-name="P21">Avow</text:p>
          </table:table-cell>
          <table:table-cell table:style-name="Table1.B576" office:value-type="string">
            <text:p text:style-name="P69">অংগীকার করা, স্বীকার করা</text:p>
          </table:table-cell>
          <table:table-cell table:style-name="Table1.C576" office:value-type="string">
            <text:p text:style-name="P21">Disavow</text:p>
          </table:table-cell>
          <table:table-cell table:style-name="Table1.D576" office:value-type="string">
            <text:p text:style-name="P21">অস্বীকার করা</text:p>
          </table:table-cell>
        </table:table-row>
        <table:table-row>
          <table:table-cell table:style-name="Table1.A576" office:value-type="string">
            <text:p text:style-name="P21">Pledge</text:p>
          </table:table-cell>
          <table:table-cell table:style-name="Table1.B576" office:value-type="string">
            <text:p text:style-name="P69">অঙ্গীকার, promise</text:p>
          </table:table-cell>
          <table:table-cell table:style-name="Table1.C576" office:value-type="string">
            <text:p text:style-name="P21">Parched</text:p>
          </table:table-cell>
          <table:table-cell table:style-name="Table1.D576" office:value-type="string">
            <text:p text:style-name="P21">অত্যন্ত শুল্ক</text:p>
          </table:table-cell>
        </table:table-row>
        <table:table-row>
          <table:table-cell table:style-name="Table1.A576" office:value-type="string">
            <text:p text:style-name="P22">Moist</text:p>
          </table:table-cell>
          <table:table-cell table:style-name="Table1.B576" office:value-type="string">
            <text:p text:style-name="P70">স্যাঁতসেঁতে</text:p>
          </table:table-cell>
          <table:table-cell table:style-name="Table1.C576" office:value-type="string">
            <text:p text:style-name="P22">Indulge</text:p>
          </table:table-cell>
          <table:table-cell table:style-name="Table1.D576" office:value-type="string">
            <text:p text:style-name="P22">ইচ্ছাপূরণ করা</text:p>
          </table:table-cell>
        </table:table-row>
        <table:table-row>
          <table:table-cell table:style-name="Table1.A576" office:value-type="string">
            <text:p text:style-name="P23">Overindulgence</text:p>
          </table:table-cell>
          <table:table-cell table:style-name="Table1.B576" office:value-type="string">
            <text:p text:style-name="P71">মাত্রাধিক প্রশ্রয়</text:p>
          </table:table-cell>
          <table:table-cell table:style-name="Table1.C576" office:value-type="string">
            <text:p text:style-name="P24">Debilitate</text:p>
          </table:table-cell>
          <table:table-cell table:style-name="Table1.D576" office:value-type="string">
            <text:p text:style-name="P24">নিস্তেজ করা</text:p>
          </table:table-cell>
        </table:table-row>
        <table:table-row>
          <table:table-cell table:style-name="Table1.A576" office:value-type="string">
            <text:p text:style-name="P25">Invoke</text:p>
          </table:table-cell>
          <table:table-cell table:style-name="Table1.B576" office:value-type="string">
            <text:p text:style-name="P72">সাহায্য চাওয়া</text:p>
          </table:table-cell>
          <table:table-cell table:style-name="Table1.C576" office:value-type="string">
            <text:p text:style-name="P25">Protract</text:p>
          </table:table-cell>
          <table:table-cell table:style-name="Table1.D576" office:value-type="string">
            <text:p text:style-name="P25">prolong</text:p>
          </table:table-cell>
        </table:table-row>
        <table:table-row>
          <table:table-cell table:style-name="Table1.A576" office:value-type="string">
            <text:p text:style-name="P25">Heresy</text:p>
          </table:table-cell>
          <table:table-cell table:style-name="Table1.B576" office:value-type="string">
            <text:p text:style-name="P72">প্রচলিত মতের বিরুদ্ধ বিশ্বাস</text:p>
          </table:table-cell>
          <table:table-cell table:style-name="Table1.C576" office:value-type="string">
            <text:p text:style-name="P25">Recant</text:p>
          </table:table-cell>
          <table:table-cell table:style-name="Table1.D576" office:value-type="string">
            <text:p text:style-name="P25">প্রত্যাহরণ করা</text:p>
          </table:table-cell>
        </table:table-row>
        <table:table-row>
          <table:table-cell table:style-name="Table1.A576" office:value-type="string">
            <text:p text:style-name="P26">Inept</text:p>
          </table:table-cell>
          <table:table-cell table:style-name="Table1.B576" office:value-type="string">
            <text:p text:style-name="P73">Inefficient, unskilled</text:p>
          </table:table-cell>
          <table:table-cell table:style-name="Table1.C576" office:value-type="string">
            <text:p text:style-name="P27">Sooner or later</text:p>
          </table:table-cell>
          <table:table-cell table:style-name="Table1.D576" office:value-type="string">
            <text:p text:style-name="P27">আজ না হোক কাল</text:p>
          </table:table-cell>
        </table:table-row>
        <table:table-row>
          <table:table-cell table:style-name="Table1.A576" office:value-type="string">
            <text:p text:style-name="P28">Accost</text:p>
          </table:table-cell>
          <table:table-cell table:style-name="Table1.B576" office:value-type="string">
            <text:p text:style-name="P74">গায়ে পরে কথা বলা </text:p>
          </table:table-cell>
          <table:table-cell table:style-name="Table1.C576" office:value-type="string">
            <text:p text:style-name="P28">Flaunt</text:p>
          </table:table-cell>
          <table:table-cell table:style-name="Table1.D576" office:value-type="string">
            <text:p text:style-name="P28">জাহির করা</text:p>
          </table:table-cell>
        </table:table-row>
        <table:table-row>
          <table:table-cell table:style-name="Table1.A576" office:value-type="string">
            <text:p text:style-name="P28">Fastidious</text:p>
          </table:table-cell>
          <table:table-cell table:style-name="Table1.B576" office:value-type="string">
            <text:p text:style-name="P74">খুঁতখুঁতে</text:p>
          </table:table-cell>
          <table:table-cell table:style-name="Table1.C576" office:value-type="string">
            <text:p text:style-name="P28">Prolific</text:p>
          </table:table-cell>
          <table:table-cell table:style-name="Table1.D576" office:value-type="string">
            <text:p text:style-name="P28">উর্বর</text:p>
          </table:table-cell>
        </table:table-row>
        <table:table-row>
          <table:table-cell table:style-name="Table1.A576" office:value-type="string">
            <text:p text:style-name="P28">Condiment</text:p>
          </table:table-cell>
          <table:table-cell table:style-name="Table1.B576" office:value-type="string">
            <text:p text:style-name="P74">খাদ্যদ্রব্যকে সুস্বাদু করতে ব্যবহৃত জিনিস</text:p>
          </table:table-cell>
          <table:table-cell table:style-name="Table1.C576" office:value-type="string">
            <text:p text:style-name="P28">Plausible</text:p>
          </table:table-cell>
          <table:table-cell table:style-name="Table1.D576" office:value-type="string">
            <text:p text:style-name="P28">সম্ভাব্য</text:p>
          </table:table-cell>
        </table:table-row>
        <table:table-row>
          <table:table-cell table:style-name="Table1.A576" office:value-type="string">
            <text:p text:style-name="P28">Run-down</text:p>
          </table:table-cell>
          <table:table-cell table:style-name="Table1.B576" office:value-type="string">
            <text:p text:style-name="P74">Ragged, worn-out</text:p>
          </table:table-cell>
          <table:table-cell table:style-name="Table1.C576" office:value-type="string">
            <text:p text:style-name="P28">Renovate</text:p>
          </table:table-cell>
          <table:table-cell table:style-name="Table1.D576" office:value-type="string">
            <text:p text:style-name="P28">Repair</text:p>
          </table:table-cell>
        </table:table-row>
        <table:table-row>
          <table:table-cell table:style-name="Table1.A576" office:value-type="string">
            <text:p text:style-name="P28">Bewilder</text:p>
          </table:table-cell>
          <table:table-cell table:style-name="Table1.B576" office:value-type="string">
            <text:p text:style-name="P74">Puzzle</text:p>
          </table:table-cell>
          <table:table-cell table:style-name="Table1.C576" office:value-type="string">
            <text:p text:style-name="P28">Submissive</text:p>
          </table:table-cell>
          <table:table-cell table:style-name="Table1.D576" office:value-type="string">
            <text:p text:style-name="P28">Modest, unpretentious</text:p>
          </table:table-cell>
        </table:table-row>
        <table:table-row>
          <table:table-cell table:style-name="Table1.A576" office:value-type="string">
            <text:p text:style-name="P28">Assail</text:p>
          </table:table-cell>
          <table:table-cell table:style-name="Table1.B576" office:value-type="string">
            <text:p text:style-name="P124"><text:span text:style-name="T9">আক্রমণ করা, </text:span>Attack, invade</text:p>
          </table:table-cell>
          <table:table-cell table:style-name="Table1.C576" office:value-type="string">
            <text:p text:style-name="P28">Short-sighted</text:p>
          </table:table-cell>
          <table:table-cell table:style-name="Table1.D576" office:value-type="string">
            <text:p text:style-name="P28">অদূরদর্শী</text:p>
          </table:table-cell>
        </table:table-row>
        <table:table-row>
          <table:table-cell table:style-name="Table1.A576" office:value-type="string">
            <text:p text:style-name="P28">Unassailable</text:p>
          </table:table-cell>
          <table:table-cell table:style-name="Table1.B576" office:value-type="string">
            <text:p text:style-name="P110"><text:span text:style-name="T4">অখণ্ডনীয়, </text:span><text:span text:style-name="T15">দুর্ধর্ষ, </text:span><text:span text:style-name="T10">unable to be attacked, questioned, or defeated</text:span></text:p>
          </table:table-cell>
          <table:table-cell table:style-name="Table1.C576" office:value-type="string">
            <text:p text:style-name="P29">Disparage</text:p>
          </table:table-cell>
          <table:table-cell table:style-name="Table1.D576" office:value-type="string">
            <text:p text:style-name="P29">হেয় করা, অপমান করা</text:p>
          </table:table-cell>
        </table:table-row>
        <table:table-row>
          <table:table-cell table:style-name="Table1.A576" office:value-type="string">
            <text:p text:style-name="P29">Boost</text:p>
          </table:table-cell>
          <table:table-cell table:style-name="Table1.B576" office:value-type="string">
            <text:p text:style-name="P101">জোরদার করা</text:p>
          </table:table-cell>
          <table:table-cell table:style-name="Table1.C576" office:value-type="string">
            <text:p text:style-name="P29">Impulsively</text:p>
          </table:table-cell>
          <table:table-cell table:style-name="Table1.D576" office:value-type="string">
            <text:p text:style-name="P77"><text:span text:style-name="T13">E</text:span><text:span text:style-name="T12">motionally, আবেগ তাড়িত হয়ে</text:span></text:p>
          </table:table-cell>
        </table:table-row>
        <table:table-row>
          <table:table-cell table:style-name="Table1.A576" office:value-type="string">
            <text:p text:style-name="P29">Disposable income</text:p>
          </table:table-cell>
          <table:table-cell table:style-name="Table1.B576" office:value-type="string">
            <text:p text:style-name="P88">income remaining after deduction of taxes and other mandatory charges, available to be spent or <text:soft-page-break/>saved as one wishes.</text:p>
          </table:table-cell>
          <table:table-cell table:style-name="Table1.C576" office:value-type="string">
            <text:p text:style-name="P29">Swayed</text:p>
          </table:table-cell>
          <table:table-cell table:style-name="Table1.D576" office:value-type="string">
            <text:p text:style-name="P77">প্রভাবিত হওয়া</text:p>
          </table:table-cell>
        </table:table-row>
        <table:table-row>
          <table:table-cell table:style-name="Table1.A576" office:value-type="string">
            <text:p text:style-name="P29">Spending habits</text:p>
          </table:table-cell>
          <table:table-cell table:style-name="Table1.B576" office:value-type="string">
            <text:p text:style-name="P89">খরচ করার অভ্যাস</text:p>
          </table:table-cell>
          <table:table-cell table:style-name="Table1.C576" office:value-type="string">
            <text:p text:style-name="P30">Gory</text:p>
          </table:table-cell>
          <table:table-cell table:style-name="Table1.D576" office:value-type="string">
            <text:p text:style-name="P78">রক্তাক্ত</text:p>
          </table:table-cell>
        </table:table-row>
        <table:table-row>
          <table:table-cell table:style-name="Table1.A576" office:value-type="string">
            <text:p text:style-name="P31">Hysteria</text:p>
          </table:table-cell>
          <table:table-cell table:style-name="Table1.B576" office:value-type="string">
            <text:p text:style-name="P90">উন্মত্ততা</text:p>
          </table:table-cell>
          <table:table-cell table:style-name="Table1.C576" office:value-type="string">
            <text:p text:style-name="P31">Perturb</text:p>
          </table:table-cell>
          <table:table-cell table:style-name="Table1.D576" office:value-type="string">
            <text:p text:style-name="P79">বিচলিত হওয়া</text:p>
          </table:table-cell>
        </table:table-row>
        <table:table-row>
          <table:table-cell table:style-name="Table1.A576" office:value-type="string">
            <text:p text:style-name="P32">Perturbable</text:p>
          </table:table-cell>
          <table:table-cell table:style-name="Table1.B576" office:value-type="string">
            <text:p text:style-name="P91">বিচলিত হয়ে যায় এমন</text:p>
          </table:table-cell>
          <table:table-cell table:style-name="Table1.C576" office:value-type="string">
            <text:p text:style-name="P32">Imperturbable</text:p>
          </table:table-cell>
          <table:table-cell table:style-name="Table1.D576" office:value-type="string">
            <text:p text:style-name="P80">অবিচলিত</text:p>
          </table:table-cell>
        </table:table-row>
        <table:table-row>
          <table:table-cell table:style-name="Table1.A576" office:value-type="string">
            <text:p text:style-name="P33">Placate</text:p>
          </table:table-cell>
          <table:table-cell table:style-name="Table1.B576" office:value-type="string">
            <text:p text:style-name="P92">শান্ত করা</text:p>
          </table:table-cell>
          <table:table-cell table:style-name="Table1.C576" office:value-type="string">
            <text:p text:style-name="P33">Placable</text:p>
          </table:table-cell>
          <table:table-cell table:style-name="Table1.D576" office:value-type="string">
            <text:p text:style-name="P81">শান্ত করা যায় এমন </text:p>
          </table:table-cell>
        </table:table-row>
        <table:table-row>
          <table:table-cell table:style-name="Table1.A576" office:value-type="string">
            <text:p text:style-name="P33">Implacable</text:p>
          </table:table-cell>
          <table:table-cell table:style-name="Table1.B576" office:value-type="string">
            <text:p text:style-name="P92">শান্ত করা যায় না এমন </text:p>
          </table:table-cell>
          <table:table-cell table:style-name="Table1.C576" office:value-type="string">
            <text:p text:style-name="P33">Impetous</text:p>
          </table:table-cell>
          <table:table-cell table:style-name="Table1.D576" office:value-type="string">
            <text:p text:style-name="P81">চিন্তা ভাবনা না করে কাজ করে এমন, হটকারী</text:p>
          </table:table-cell>
        </table:table-row>
        <table:table-row>
          <table:table-cell table:style-name="Table1.A576" office:value-type="string">
            <text:p text:style-name="P34">Memoir</text:p>
          </table:table-cell>
          <table:table-cell table:style-name="Table1.B576" office:value-type="string">
            <text:p text:style-name="P111">আত্মজীবনী</text:p>
          </table:table-cell>
          <table:table-cell table:style-name="Table1.C576" office:value-type="string">
            <text:p text:style-name="P34">Subscribe</text:p>
          </table:table-cell>
          <table:table-cell table:style-name="Table1.D576" office:value-type="string">
            <text:p text:style-name="P82">গ্রাহক হওয়া</text:p>
          </table:table-cell>
        </table:table-row>
        <table:table-row>
          <table:table-cell table:style-name="Table1.A576" office:value-type="string">
            <text:p text:style-name="P34">Morale</text:p>
          </table:table-cell>
          <table:table-cell table:style-name="Table1.B576" office:value-type="string">
            <text:p text:style-name="P112">মনোবল</text:p>
          </table:table-cell>
          <table:table-cell table:style-name="Table1.C576" office:value-type="string">
            <text:p text:style-name="P35">Moral</text:p>
          </table:table-cell>
          <table:table-cell table:style-name="Table1.D576" office:value-type="string">
            <text:p text:style-name="P83">নৈতিক</text:p>
          </table:table-cell>
        </table:table-row>
        <table:table-row>
          <table:table-cell table:style-name="Table1.A576" office:value-type="string">
            <text:p text:style-name="P36">Satire</text:p>
          </table:table-cell>
          <table:table-cell table:style-name="Table1.B576" office:value-type="string">
            <text:p text:style-name="P113">ব্যাঙ্গ করা</text:p>
          </table:table-cell>
          <table:table-cell table:style-name="Table1.C576" office:value-type="string">
            <text:p text:style-name="P36">Concern</text:p>
          </table:table-cell>
          <table:table-cell table:style-name="Table1.D576" office:value-type="string">
            <text:p text:style-name="P84">দুশ্চিন্তা</text:p>
          </table:table-cell>
        </table:table-row>
        <table:table-row>
          <table:table-cell table:style-name="Table1.A576" office:value-type="string">
            <text:p text:style-name="P37">Fuel</text:p>
          </table:table-cell>
          <table:table-cell table:style-name="Table1.B576" office:value-type="string">
            <text:p text:style-name="P114">বাড়িয়ে দেওয়া</text:p>
          </table:table-cell>
          <table:table-cell table:style-name="Table1.C576" office:value-type="string">
            <text:p text:style-name="P38">Restrain</text:p>
          </table:table-cell>
          <table:table-cell table:style-name="Table1.D576" office:value-type="string">
            <text:p text:style-name="P134"><text:span text:style-name="T7">আটকান, </text:span><text:span text:style-name="T8">সামলান, </text:span><text:span text:style-name="T11">সংযত করা</text:span></text:p>
          </table:table-cell>
        </table:table-row>
        <table:table-row>
          <table:table-cell table:style-name="Table1.A576" office:value-type="string">
            <text:p text:style-name="P39">Diversified</text:p>
          </table:table-cell>
          <table:table-cell table:style-name="Table1.B576" office:value-type="string">
            <text:p text:style-name="P115">বিচিত্র</text:p>
          </table:table-cell>
          <table:table-cell table:style-name="Table1.C576" office:value-type="string">
            <text:p text:style-name="P40">Wilted</text:p>
          </table:table-cell>
          <table:table-cell table:style-name="Table1.D576" office:value-type="string">
            <text:p text:style-name="P125">শুকিয়ে গেছে এমন</text:p>
          </table:table-cell>
        </table:table-row>
        <table:table-row>
          <table:table-cell table:style-name="Table1.A576" office:value-type="string">
            <text:p text:style-name="P40">Copious</text:p>
          </table:table-cell>
          <table:table-cell table:style-name="Table1.B576" office:value-type="string">
            <text:p text:style-name="P116">প্রচুর</text:p>
          </table:table-cell>
          <table:table-cell table:style-name="Table1.C576" office:value-type="string">
            <text:p text:style-name="P41">Cinematograph</text:p>
          </table:table-cell>
          <table:table-cell table:style-name="Table1.D576" office:value-type="string">
            <text:p text:style-name="P126">an early motion-picture projector</text:p>
          </table:table-cell>
        </table:table-row>
        <table:table-row>
          <table:table-cell table:style-name="Table1.A576" office:value-type="string">
            <text:p text:style-name="P41">overwhelmingly</text:p>
          </table:table-cell>
          <table:table-cell table:style-name="Table1.B576" office:value-type="string">
            <text:p text:style-name="P117">অত্যধিক</text:p>
          </table:table-cell>
          <table:table-cell table:style-name="Table1.C576" office:value-type="string">
            <text:p text:style-name="P41">Effectively</text:p>
          </table:table-cell>
          <table:table-cell table:style-name="Table1.D576" office:value-type="string">
            <text:p text:style-name="P126">সাফল্যের সঙ্গে<text:tab/></text:p>
          </table:table-cell>
        </table:table-row>
        <table:table-row>
          <table:table-cell table:style-name="Table1.A576" office:value-type="string">
            <text:p text:style-name="P42">Whim</text:p>
          </table:table-cell>
          <table:table-cell table:style-name="Table1.B576" office:value-type="string">
            <text:p text:style-name="P118">খেয়ালখুশি</text:p>
          </table:table-cell>
          <table:table-cell table:style-name="Table1.C576" office:value-type="string">
            <text:p text:style-name="P43">Lease of life</text:p>
          </table:table-cell>
          <table:table-cell table:style-name="Table1.D576" office:value-type="string">
            <text:p text:style-name="P127">নবজীবন</text:p>
          </table:table-cell>
        </table:table-row>
        <table:table-row>
          <table:table-cell table:style-name="Table1.A576" office:value-type="string">
            <text:p text:style-name="P43">Worn off</text:p>
          </table:table-cell>
          <table:table-cell table:style-name="Table1.B576" office:value-type="string">
            <text:p text:style-name="P119">ঘষিয়া ঘষিয়া ক্ষয় করা</text:p>
          </table:table-cell>
          <table:table-cell table:style-name="Table1.C576" office:value-type="string">
            <text:p text:style-name="P43">Gimmick</text:p>
          </table:table-cell>
          <table:table-cell table:style-name="Table1.D576" office:value-type="string">
            <text:p text:style-name="P127">আকর্ষণের কায়দা</text:p>
          </table:table-cell>
        </table:table-row>
        <table:table-row>
          <table:table-cell table:style-name="Table1.A576" office:value-type="string">
            <text:p text:style-name="P44">Fairground</text:p>
          </table:table-cell>
          <table:table-cell table:style-name="Table1.B576" office:value-type="string">
            <text:p text:style-name="P120">মেলাস্থল</text:p>
          </table:table-cell>
          <table:table-cell table:style-name="Table1.C576" office:value-type="string">
            <text:p text:style-name="P45">Hooves</text:p>
          </table:table-cell>
          <table:table-cell table:style-name="Table1.D576" office:value-type="string">
            <text:p text:style-name="P128">অশ্বখুর</text:p>
          </table:table-cell>
        </table:table-row>
        <table:table-row>
          <table:table-cell table:style-name="Table1.A576" office:value-type="string">
            <text:p text:style-name="P45">Gallop</text:p>
          </table:table-cell>
          <table:table-cell table:style-name="Table1.B576" office:value-type="string">
            <text:p text:style-name="P121">দ্রুত ছোটা</text:p>
          </table:table-cell>
          <table:table-cell table:style-name="Table1.C576" office:value-type="string">
            <text:p text:style-name="P46">Miraculously</text:p>
          </table:table-cell>
          <table:table-cell table:style-name="Table1.D576" office:value-type="string">
            <text:p text:style-name="P129">অলৌকিকভাবে</text:p>
          </table:table-cell>
        </table:table-row>
        <table:table-row>
          <table:table-cell table:style-name="Table1.A576" office:value-type="string">
            <text:p text:style-name="P47">Factual</text:p>
          </table:table-cell>
          <table:table-cell table:style-name="Table1.B576" office:value-type="string">
            <text:p text:style-name="P102"><text:span text:style-name="T18">বাস্তবিক, </text:span>প্রকৃত, <text:span text:style-name="T16">substantial</text:span></text:p>
          </table:table-cell>
          <table:table-cell table:style-name="Table1.C576" office:value-type="string">
            <text:p text:style-name="P47">Suspicious</text:p>
          </table:table-cell>
          <table:table-cell table:style-name="Table1.D576" office:value-type="string">
            <text:p text:style-name="P130">সন্দেহজনক, fishy</text:p>
          </table:table-cell>
        </table:table-row>
        <table:table-row>
          <table:table-cell table:style-name="Table1.A576" office:value-type="string">
            <text:p text:style-name="P47">Grown-up</text:p>
          </table:table-cell>
          <table:table-cell table:style-name="Table1.B576" office:value-type="string">
            <text:p text:style-name="P104">Adult, mature</text:p>
          </table:table-cell>
          <table:table-cell table:style-name="Table1.C576" office:value-type="string">
            <text:p text:style-name="P47">Escape</text:p>
          </table:table-cell>
          <table:table-cell table:style-name="Table1.D576" office:value-type="string">
            <text:p text:style-name="P130">পলায়ন</text:p>
          </table:table-cell>
        </table:table-row>
        <table:table-row>
          <table:table-cell table:style-name="Table1.A576" office:value-type="string">
            <text:p text:style-name="P47">Replete</text:p>
          </table:table-cell>
          <table:table-cell table:style-name="Table1.B576" office:value-type="string">
            <text:p text:style-name="P104">ভরপুর</text:p>
          </table:table-cell>
          <table:table-cell table:style-name="Table1.C576" office:value-type="string">
            <text:p text:style-name="P47">Self-contentment</text:p>
          </table:table-cell>
          <table:table-cell table:style-name="Table1.D576" office:value-type="string">
            <text:p text:style-name="P130">আত্ম তৃপ্তি</text:p>
          </table:table-cell>
        </table:table-row>
        <table:table-row>
          <table:table-cell table:style-name="Table1.A576" office:value-type="string">
            <text:p text:style-name="P48">Integram part</text:p>
          </table:table-cell>
          <table:table-cell table:style-name="Table1.B576" office:value-type="string">
            <text:p text:style-name="P105">অবিচ্ছেদ্য অংশ</text:p>
          </table:table-cell>
          <table:table-cell table:style-name="Table1.C576" office:value-type="string">
            <text:p text:style-name="P48">Strain</text:p>
          </table:table-cell>
          <table:table-cell table:style-name="Table1.D576" office:value-type="string">
            <text:p text:style-name="P131">ধকল, অত্যাচার</text:p>
          </table:table-cell>
        </table:table-row>
        <table:table-row>
          <table:table-cell table:style-name="Table1.A576" office:value-type="string">
            <text:p text:style-name="P48">Considerably underlength</text:p>
          </table:table-cell>
          <table:table-cell table:style-name="Table1.B576" office:value-type="string">
            <text:p text:style-name="P105">ছোট</text:p>
          </table:table-cell>
          <table:table-cell table:style-name="Table1.C576" office:value-type="string">
            <text:p text:style-name="P48">Inevitable</text:p>
          </table:table-cell>
          <table:table-cell table:style-name="Table1.D576" office:value-type="string">
            <text:p text:style-name="P131">Inescapable</text:p>
          </table:table-cell>
        </table:table-row>
        <table:table-row>
          <table:table-cell table:style-name="Table1.A576" office:value-type="string">
            <text:p text:style-name="P48">periodicals</text:p>
          </table:table-cell>
          <table:table-cell table:style-name="Table1.B576" office:value-type="string">
            <text:p text:style-name="P105">A magazine or newspaper published at regular intervals</text:p>
          </table:table-cell>
          <table:table-cell table:style-name="Table1.C576" office:value-type="string">
            <text:p text:style-name="P49">Theoretically</text:p>
          </table:table-cell>
          <table:table-cell table:style-name="Table1.D576" office:value-type="string">
            <text:p text:style-name="P132">তাত্ত্বিকভাবে</text:p>
          </table:table-cell>
        </table:table-row>
        <table:table-row>
          <table:table-cell table:style-name="Table1.A576" office:value-type="string">
            <text:p text:style-name="P49">Bibliography</text:p>
          </table:table-cell>
          <table:table-cell table:style-name="Table1.B576" office:value-type="string">
            <text:p text:style-name="P106">গ্রন্থ-পঁজী</text:p>
          </table:table-cell>
          <table:table-cell table:style-name="Table1.C576" office:value-type="string">
            <text:p text:style-name="P50">Sanctuary</text:p>
          </table:table-cell>
          <table:table-cell table:style-name="Table1.D576" office:value-type="string">
            <text:p text:style-name="P133">আশ্রয়স্থল</text:p>
          </table:table-cell>
        </table:table-row>
        <table:table-row>
          <table:table-cell table:style-name="Table1.A576" office:value-type="string">
            <text:p text:style-name="P51">Laterality</text:p>
          </table:table-cell>
          <table:table-cell table:style-name="Table1.B576" office:value-type="string">
            <text:p text:style-name="P93">dominance of one side of the brain in controlling particular activities or functions, or of one of a pair of organs such as the eyes or hands.</text:p>
          </table:table-cell>
          <table:table-cell table:style-name="Table1.C576" office:value-type="string">
            <text:p text:style-name="P52">arcade</text:p>
          </table:table-cell>
          <table:table-cell table:style-name="Table1.D576" office:value-type="string">
            <text:p text:style-name="P95">a covered passageway with arches along one or both sides.</text:p>
          </table:table-cell>
        </table:table-row>
        <table:table-row>
          <table:table-cell table:style-name="Table1.A576" office:value-type="string">
            <text:p text:style-name="P53">Prey</text:p>
          </table:table-cell>
          <table:table-cell table:style-name="Table1.B576" office:value-type="string">
            <text:p text:style-name="P94">victim</text:p>
          </table:table-cell>
          <table:table-cell table:style-name="Table1.C576" office:value-type="string">
            <text:p text:style-name="P53">Ancestry</text:p>
          </table:table-cell>
          <table:table-cell table:style-name="Table1.D576" office:value-type="string">
            <text:p text:style-name="P96">পূর্বপুরুষগণ</text:p>
          </table:table-cell>
        </table:table-row>
        <table:table-row>
          <table:table-cell table:style-name="Table1.A576" office:value-type="string">
            <text:p text:style-name="P53">Maneuber</text:p>
          </table:table-cell>
          <table:table-cell table:style-name="Table1.B576" office:value-type="string">
            <text:p text:style-name="P94">রণকৌশল, কৌশল</text:p>
          </table:table-cell>
          <table:table-cell table:style-name="Table1.C576" office:value-type="string">
            <text:p text:style-name="P53">Lantern</text:p>
          </table:table-cell>
          <table:table-cell table:style-name="Table1.D576" office:value-type="string">
            <text:p text:style-name="P96">প্রদীপ</text:p>
          </table:table-cell>
        </table:table-row>
        <table:table-row>
          <table:table-cell table:style-name="Table1.A576" office:value-type="string">
            <text:p text:style-name="P53">pinprick</text:p>
          </table:table-cell>
          <table:table-cell table:style-name="Table1.B576" office:value-type="string">
            <text:p text:style-name="P94">সামান্য খোঁচা</text:p>
          </table:table-cell>
          <table:table-cell table:style-name="Table1.C576" office:value-type="string">
            <text:p text:style-name="P53">Uncanny</text:p>
          </table:table-cell>
          <table:table-cell table:style-name="Table1.D576" office:value-type="string">
            <text:p text:style-name="P98"><text:span text:style-name="T19">ভুতুড়ে, </text:span><text:span text:style-name="T14">রহস্যময়, </text:span><text:span text:style-name="T17">mysterious</text:span></text:p>
          </table:table-cell>
        </table:table-row>
        <text:soft-page-break/>
        <table:table-row>
          <table:table-cell table:style-name="Table1.A576" office:value-type="string">
            <text:p text:style-name="P53">Phantom</text:p>
          </table:table-cell>
          <table:table-cell table:style-name="Table1.B576" office:value-type="string">
            <text:p text:style-name="P94">ভূত</text:p>
          </table:table-cell>
          <table:table-cell table:style-name="Table1.C576" office:value-type="string">
            <text:p text:style-name="P53">Limb</text:p>
          </table:table-cell>
          <table:table-cell table:style-name="Table1.D576" office:value-type="string">
            <text:p text:style-name="P96">an arm or leg of a person or four-legged animal</text:p>
          </table:table-cell>
        </table:table-row>
        <table:table-row>
          <table:table-cell table:style-name="Table1.A576" office:value-type="string">
            <text:p text:style-name="P53">Dumb</text:p>
          </table:table-cell>
          <table:table-cell table:style-name="Table1.B576" office:value-type="string">
            <text:p text:style-name="P122">বাকশক্তিহীন, unable to speak</text:p>
          </table:table-cell>
          <table:table-cell table:style-name="Table1.C576" office:value-type="string">
            <text:p text:style-name="P53">Entwined</text:p>
          </table:table-cell>
          <table:table-cell table:style-name="Table1.D576" office:value-type="string">
            <text:p text:style-name="P96">wind or twist togethe<text:span text:style-name="T21">r</text:span></text:p>
          </table:table-cell>
        </table:table-row>
        <table:table-row>
          <table:table-cell table:style-name="Table1.A576" office:value-type="string">
            <text:p text:style-name="P53">Aqueduct</text:p>
          </table:table-cell>
          <table:table-cell table:style-name="Table1.B576" office:value-type="string">
            <text:p text:style-name="P97">an artificial channel for conveying water</text:p>
          </table:table-cell>
          <table:table-cell table:style-name="Table1.C576" office:value-type="string">
            <text:p text:style-name="P53">Turbine</text:p>
          </table:table-cell>
          <table:table-cell table:style-name="Table1.D576" office:value-type="string">
            <text:p text:style-name="P96">ঘূর্ণযন্ত্র</text:p>
          </table:table-cell>
        </table:table-row>
        <table:table-row>
          <table:table-cell table:style-name="Table1.A576" office:value-type="string">
            <text:p text:style-name="P53">Spun</text:p>
          </table:table-cell>
          <table:table-cell table:style-name="Table1.B576" office:value-type="string">
            <text:p text:style-name="P96">সুতা</text:p>
          </table:table-cell>
          <table:table-cell table:style-name="Table1.C576" office:value-type="string">
            <text:p text:style-name="P53">Jeopardize</text:p>
          </table:table-cell>
          <table:table-cell table:style-name="Table1.D576" office:value-type="string">
            <text:p text:style-name="P122">বিপন্ন করা</text:p>
          </table:table-cell>
        </table:table-row>
        <table:table-row>
          <table:table-cell table:style-name="Table1.A576" office:value-type="string">
            <text:p text:style-name="P53">Reservoir</text:p>
          </table:table-cell>
          <table:table-cell table:style-name="Table1.B576" office:value-type="string">
            <text:p text:style-name="P123">জলাধার</text:p>
          </table:table-cell>
          <table:table-cell table:style-name="Table1.C576" office:value-type="string">
            <text:p text:style-name="P53">Thrive</text:p>
          </table:table-cell>
          <table:table-cell table:style-name="Table1.D576" office:value-type="string">
            <text:p text:style-name="P94">grow or develop well or vigorously.</text:p>
          </table:table-cell>
        </table:table-row>
        <table:table-row>
          <table:table-cell table:style-name="Table1.A576" office:value-type="string">
            <text:p text:style-name="P53">Aquifer</text:p>
          </table:table-cell>
          <table:table-cell table:style-name="Table1.B576" office:value-type="string">
            <text:p text:style-name="P135">জলবাহী স্তর</text:p>
          </table:table-cell>
          <table:table-cell table:style-name="Table1.C576" office:value-type="string">
            <text:p text:style-name="P53">Quadrupled</text:p>
          </table:table-cell>
          <table:table-cell table:style-name="Table1.D576" office:value-type="string">
            <text:p text:style-name="P94">চারগুণ</text:p>
          </table:table-cell>
        </table:table-row>
        <table:table-row>
          <table:table-cell table:style-name="Table1.A576" office:value-type="string">
            <text:p text:style-name="P53">Psyche</text:p>
          </table:table-cell>
          <table:table-cell table:style-name="Table1.B576" office:value-type="string">
            <text:p text:style-name="P135">আত্মা</text:p>
          </table:table-cell>
          <table:table-cell table:style-name="Table1.C576" office:value-type="string">
            <text:p text:style-name="P53">Relive</text:p>
          </table:table-cell>
          <table:table-cell table:style-name="Table1.D576" office:value-type="string">
            <text:p text:style-name="P122">স্বস্তি দেওয়া</text:p>
          </table:table-cell>
        </table:table-row>
        <table:table-row>
          <table:table-cell table:style-name="Table1.A576" office:value-type="string">
            <text:p text:style-name="P53">Solemnly</text:p>
          </table:table-cell>
          <table:table-cell table:style-name="Table1.B576" office:value-type="string">
            <text:p text:style-name="P135">দৃঢ়তার সঙ্গে</text:p>
          </table:table-cell>
          <table:table-cell table:style-name="Table1.C576" office:value-type="string">
            <text:p text:style-name="P53">Indirect</text:p>
          </table:table-cell>
          <table:table-cell table:style-name="Table1.D576" office:value-type="string">
            <text:p text:style-name="P122">পরোক্ষ</text:p>
          </table:table-cell>
        </table:table-row>
        <table:table-row>
          <table:table-cell table:style-name="Table1.A576" office:value-type="string">
            <text:p text:style-name="P53">Dramatisation</text:p>
          </table:table-cell>
          <table:table-cell table:style-name="Table1.B576" office:value-type="string">
            <text:p text:style-name="P135">নাটকীয়</text:p>
          </table:table-cell>
          <table:table-cell table:style-name="Table1.C576" office:value-type="string">
            <text:p text:style-name="P53">Paraconsciously</text:p>
          </table:table-cell>
          <table:table-cell table:style-name="Table1.D576" office:value-type="string">
            <text:p text:style-name="P122">অজান্তে </text:p>
          </table:table-cell>
        </table:table-row>
        <table:table-row>
          <table:table-cell table:style-name="Table1.A576" office:value-type="string">
            <text:p text:style-name="P53">Trance state</text:p>
          </table:table-cell>
          <table:table-cell table:style-name="Table1.B576" office:value-type="string">
            <text:p text:style-name="P96">a half-conscious state</text:p>
          </table:table-cell>
          <table:table-cell table:style-name="Table1.C576" office:value-type="string">
            <text:p text:style-name="P53">Placebo</text:p>
          </table:table-cell>
          <table:table-cell table:style-name="Table1.D576" office:value-type="string">
            <text:p text:style-name="P122">রোগীর মন রাখার জন্য প্রদত্ত ঔষধ</text:p>
          </table:table-cell>
        </table:table-row>
        <table:table-row>
          <table:table-cell table:style-name="Table1.A576" office:value-type="string">
            <text:p text:style-name="P54">Dispensed</text:p>
          </table:table-cell>
          <table:table-cell table:style-name="Table1.B576" office:value-type="string">
            <text:p text:style-name="P96">distribute or provide to a number of people.</text:p>
          </table:table-cell>
          <table:table-cell table:style-name="Table1.C576" office:value-type="string">
            <text:p text:style-name="P54">Autocratic</text:p>
          </table:table-cell>
          <table:table-cell table:style-name="Table1.D576" office:value-type="string">
            <text:p text:style-name="P136">স্বৈরাচারী</text:p>
          </table:table-cell>
        </table:table-row>
        <table:table-row>
          <table:table-cell table:style-name="Table1.A576" office:value-type="string">
            <text:p text:style-name="P54">Accr<text:span text:style-name="T20">e</text:span>dited</text:p>
          </table:table-cell>
          <table:table-cell table:style-name="Table1.B576" office:value-type="string">
            <text:p text:style-name="P103"><text:span text:style-name="T19">প্রচলিত, </text:span>সর্বজনস্বীকৃত</text:p>
          </table:table-cell>
          <table:table-cell table:style-name="Table1.C576" office:value-type="string">
            <text:p text:style-name="P54">Notoriety</text:p>
          </table:table-cell>
          <table:table-cell table:style-name="Table1.D576" office:value-type="string">
            <text:p text:style-name="P107">দুর্নাম</text:p>
          </table:table-cell>
        </table:table-row>
        <table:table-row>
          <table:table-cell table:style-name="Table1.A576" office:value-type="string">
            <text:p text:style-name="P54">Emulate</text:p>
          </table:table-cell>
          <table:table-cell table:style-name="Table1.B576" office:value-type="string">
            <text:p text:style-name="P103">প্রতিযোগিতা করা</text:p>
          </table:table-cell>
          <table:table-cell table:style-name="Table1.C576" office:value-type="string">
            <text:p text:style-name="P54">Mediocre</text:p>
          </table:table-cell>
          <table:table-cell table:style-name="Table1.D576" office:value-type="string">
            <text:p text:style-name="P107">মাঝারি</text:p>
          </table:table-cell>
        </table:table-row>
        <table:table-row>
          <table:table-cell table:style-name="Table1.A576" office:value-type="string">
            <text:p text:style-name="P55">Combative</text:p>
          </table:table-cell>
          <table:table-cell table:style-name="Table1.B576" office:value-type="string">
            <text:p text:style-name="P108">রণশীল</text:p>
          </table:table-cell>
          <table:table-cell table:style-name="Table1.C576" office:value-type="string">
            <text:p text:style-name="P56">Liaise</text:p>
          </table:table-cell>
          <table:table-cell table:style-name="Table1.D576" office:value-type="string">
            <text:p text:style-name="P109">যোগাযোগ করা</text:p>
          </table:table-cell>
        </table:table-row>
        <table:table-row>
          <table:table-cell table:style-name="Table1.A576" office:value-type="string">
            <text:p text:style-name="P55"/>
          </table:table-cell>
          <table:table-cell table:style-name="Table1.B576" office:value-type="string">
            <text:p text:style-name="P108"/>
          </table:table-cell>
          <table:table-cell table:style-name="Table1.C576" office:value-type="string">
            <text:p text:style-name="P56"/>
          </table:table-cell>
          <table:table-cell table:style-name="Table1.D576" office:value-type="string">
            <text:p text:style-name="P10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7</text:page-count></text:p>
      </style:footer>
    </style:master-page>
    <style:master-page style:name="MasterPageNext0" style:page-layout-name="Mpm1">
      <style:footer>
        <text:p text:style-name="MP2">Page <text:page-number text:select-page="current">14</text:page-number> of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9</meta:editing-cycles>
    <dc:date>2016-11-14T18:42:13.668126489</dc:date>
    <meta:editing-duration>PT9H19M56S</meta:editing-duration>
    <meta:document-statistic meta:table-count="1" meta:image-count="0" meta:object-count="0" meta:page-count="17" meta:paragraph-count="2284" meta:word-count="3617" meta:character-count="20064" meta:non-whitespace-character-count="18702"/>
  </office:meta>
</office:document-meta>
</file>